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6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9" style:display-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0" style:display-name="ce7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7"/>
        <table:table-column table:style-name="co15" table:default-cell-style-name="ce47"/>
        <table:table-column table:style-name="co16" table:default-cell-style-name="ce47" table:number-columns-repeated="2"/>
        <table:table-column table:style-name="co17" table:default-cell-style-name="ce60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NOORDHOLLAND; TWEEDE GEDEELTE: INDEELING DER WERKELIJKE BEVOLKING NAAR DE HUIZING</text:p>
          </table:table-cell>
          <table:table-cell table:style-name="ce12" table:number-columns-repeated="33"/>
          <table:table-cell table:style-name="ce59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ce21" table:number-columns-spanned="1" office:value-type="string">
            <text:p>Huisgezinnen</text:p>
          </table:table-cell>
          <table:table-cell ns41:value-type="string" table:number-rows-spanned="1" table:style-name="ce21" table:number-columns-spanned="10" office:value-type="string">
            <text:p>LEDEN DER HUISGEZINNEN</text:p>
          </table:table-cell>
          <table:covered-table-cell table:style-name="ce28" table:number-columns-repeated="8"/>
          <table:covered-table-cell table:style-name="ce29"/>
          <table:table-cell ns41:value-type="string" table:number-rows-spanned="3" table:style-name="ce21" table:number-columns-spanned="2" office:value-type="string">
            <text:p>Afzonderlijk levende personen</text:p>
          </table:table-cell>
          <table:covered-table-cell table:style-name="ce21"/>
          <table:table-cell ns41:value-type="string" table:number-rows-spanned="1" table:style-name="ce21" table:number-columns-spanned="8" office:value-type="string">
            <text:p>Bevolking van gestichten en andere instellingen onder één bestuur te zamen wonende</text:p>
          </table:table-cell>
          <table:covered-table-cell table:style-name="ce21" table:number-columns-repeated="7"/>
          <table:table-cell ns41:value-type="string" table:number-rows-spanned="3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5" table:style-name="ce33" table:number-columns-spanned="1" office:value-type="string">
            <text:p>CBS nummer</text:p>
          </table:table-cell>
          <table:table-cell ns41:value-type="string" table:number-rows-spanned="5" table:style-name="ce33" table:number-columns-spanned="1" office:value-type="string">
            <text:p>Amsterdamse code</text:p>
          </table:table-cell>
          <table:table-cell ns41:value-type="string" table:number-rows-spanned="5" table:style-name="ce33" table:number-columns-spanned="1" office:value-type="string">
            <text:p>Grootteklasse</text:p>
          </table:table-cell>
          <table:table-cell ns41:value-type="string" table:number-rows-spanned="5" table:style-name="ce42" table:number-columns-spanned="1" office:value-type="string">
            <text:p>Provincie</text:p>
          </table:table-cell>
          <table:table-cell ns41:value-type="string" table:number-rows-spanned="5" table:style-name="ce48" table:number-columns-spanned="1" office:value-type="string">
            <text:p>Telling</text:p>
          </table:table-cell>
          <table:table-cell ns41:value-type="string" table:number-rows-spanned="5" table:style-name="ce48" table:number-columns-spanned="1" office:value-type="string">
            <text:p>Tabel</text:p>
          </table:table-cell>
          <table:table-cell ns41:value-type="string" table:number-rows-spanned="5" table:style-name="ce48" table:number-columns-spanned="1" office:value-type="string">
            <text:p>Pagina links</text:p>
          </table:table-cell>
          <table:table-cell ns41:value-type="string" table:number-rows-spanned="5" table:style-name="ce54" table:number-columns-spanned="1" office:value-type="string">
            <text:p>Pagina rechts</text:p>
          </table:table-cell>
          <table:table-cell ns41:value-type="string" table:number-rows-spanned="5" table:style-name="ce61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2"/>
          <table:table-cell ns41:value-type="string" table:number-rows-spanned="2" table:style-name="ce27" table:number-columns-spanned="2" office:value-type="string">
            <text:p>Hoofden van huisgezinn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Kinder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Personen in dienstbetrekking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Overige leden der gezinnen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Totaal</text:p>
          </table:table-cell>
          <table:covered-table-cell table:style-name="ce27" table:number-columns-repeated="3"/>
          <table:table-cell ns41:value-type="string" table:number-rows-spanned="1" table:style-name="ce27" table:number-columns-spanned="4" office:value-type="string">
            <text:p>Bestuurders, beambten en bedienden</text:p>
          </table:table-cell>
          <table:covered-table-cell table:style-name="ce27" table:number-columns-repeated="3"/>
          <table:table-cell ns41:value-type="string" table:number-rows-spanned="2" table:style-name="ce27" table:number-columns-spanned="2" office:value-type="string">
            <text:p>Bevolking voor wie het gesticht is bestemd</text:p>
          </table:table-cell>
          <table:covered-table-cell table:style-name="ce27"/>
          <table:table-cell ns41:value-type="string" table:number-rows-spanned="2" table:style-name="ce27" table:number-columns-spanned="2" office:value-type="string">
            <text:p>Totaal</text:p>
          </table:table-cell>
          <table:covered-table-cell table:style-name="ce27" table:number-columns-repeated="3"/>
          <table:covered-table-cell table:style-name="ce34" table:number-columns-repeated="3"/>
          <table:covered-table-cell table:style-name="ce43"/>
          <table:covered-table-cell table:style-name="ce49" table:number-columns-repeated="3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2"/>
          <table:covered-table-cell table:style-name="ce27" table:number-columns-repeated="12"/>
          <table:table-cell ns41:value-type="string" table:number-rows-spanned="1" table:style-name="ce27" table:number-columns-spanned="2" office:value-type="string">
            <text:p>en personen tot hunne gezinnen behorende (begrepen in kol. 12 en 13)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afzonderlijk levende (begrepen in kol. 14 en 15)</text:p>
          </table:table-cell>
          <table:covered-table-cell table:style-name="ce27" table:number-columns-repeated="7"/>
          <table:covered-table-cell table:style-name="ce34" table:number-columns-repeated="3"/>
          <table:covered-table-cell table:style-name="ce43"/>
          <table:covered-table-cell table:style-name="ce49" table:number-columns-repeated="3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6"/>
          <table:covered-table-cell table:style-name="ce23"/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covered-table-cell table:style-name="ce34" table:number-columns-repeated="3"/>
          <table:covered-table-cell table:style-name="ce43"/>
          <table:covered-table-cell table:style-name="ce49" table:number-columns-repeated="3"/>
          <table:covered-table-cell table:style-name="ce55"/>
          <table:covered-table-cell table:style-name="ce62"/>
          <table:table-cell table:style-name="ce13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3"/>
          <table:table-cell table:formula="of:=[.A7]+1" ns41:value-type="float" table:style-name="ce17" office:value-type="float" office:value="2">
            <text:p>2</text:p>
          </table:table-cell>
          <table:table-cell table:formula="of:=[.C7]+1" ns41:value-type="float" table:style-name="ce24" office:value-type="float" office:value="3">
            <text:p>3</text:p>
          </table:table-cell>
          <table:table-cell table:formula="of:=[.D7]+1" ns41:value-type="float" table:style-name="ce24" office:value-type="float" office:value="4">
            <text:p>4</text:p>
          </table:table-cell>
          <table:table-cell table:formula="of:=[.E7]+1" ns41:value-type="float" table:style-name="ce24" office:value-type="float" office:value="5">
            <text:p>5</text:p>
          </table:table-cell>
          <table:table-cell table:formula="of:=[.F7]+1" ns41:value-type="float" table:style-name="ce24" office:value-type="float" office:value="6">
            <text:p>6</text:p>
          </table:table-cell>
          <table:table-cell table:formula="of:=[.G7]+1" ns41:value-type="float" table:style-name="ce24" office:value-type="float" office:value="7">
            <text:p>7</text:p>
          </table:table-cell>
          <table:table-cell table:formula="of:=[.H7]+1" ns41:value-type="float" table:style-name="ce24" office:value-type="float" office:value="8">
            <text:p>8</text:p>
          </table:table-cell>
          <table:table-cell table:formula="of:=[.I7]+1" ns41:value-type="float" table:style-name="ce24" office:value-type="float" office:value="9">
            <text:p>9</text:p>
          </table:table-cell>
          <table:table-cell table:formula="of:=[.J7]+1" ns41:value-type="float" table:style-name="ce24" office:value-type="float" office:value="10">
            <text:p>10</text:p>
          </table:table-cell>
          <table:table-cell table:formula="of:=[.K7]+1" ns41:value-type="float" table:style-name="ce24" office:value-type="float" office:value="11">
            <text:p>11</text:p>
          </table:table-cell>
          <table:table-cell table:formula="of:=[.L7]+1" ns41:value-type="float" table:style-name="ce24" office:value-type="float" office:value="12">
            <text:p>12</text:p>
          </table:table-cell>
          <table:table-cell table:formula="of:=[.M7]+1" ns41:value-type="float" table:style-name="ce24" office:value-type="float" office:value="13">
            <text:p>13</text:p>
          </table:table-cell>
          <table:table-cell table:formula="of:=[.N7]+1" ns41:value-type="float" table:style-name="ce24" office:value-type="float" office:value="14">
            <text:p>14</text:p>
          </table:table-cell>
          <table:table-cell table:formula="of:=[.O7]+1" ns41:value-type="float" table:style-name="ce24" office:value-type="float" office:value="15">
            <text:p>15</text:p>
          </table:table-cell>
          <table:table-cell table:formula="of:=[.P7]+1" ns41:value-type="float" table:style-name="ce24" office:value-type="float" office:value="16">
            <text:p>16</text:p>
          </table:table-cell>
          <table:table-cell table:formula="of:=[.Q7]+1" ns41:value-type="float" table:style-name="ce24" office:value-type="float" office:value="17">
            <text:p>17</text:p>
          </table:table-cell>
          <table:table-cell table:formula="of:=[.R7]+1" ns41:value-type="float" table:style-name="ce24" office:value-type="float" office:value="18">
            <text:p>18</text:p>
          </table:table-cell>
          <table:table-cell table:formula="of:=[.S7]+1" ns41:value-type="float" table:style-name="ce24" office:value-type="float" office:value="19">
            <text:p>19</text:p>
          </table:table-cell>
          <table:table-cell table:formula="of:=[.T7]+1" ns41:value-type="float" table:style-name="ce24" office:value-type="float" office:value="20">
            <text:p>20</text:p>
          </table:table-cell>
          <table:table-cell table:formula="of:=[.U7]+1" ns41:value-type="float" table:style-name="ce24" office:value-type="float" office:value="21">
            <text:p>21</text:p>
          </table:table-cell>
          <table:table-cell table:formula="of:=[.V7]+1" ns41:value-type="float" table:style-name="ce24" office:value-type="float" office:value="22">
            <text:p>22</text:p>
          </table:table-cell>
          <table:table-cell table:formula="of:=[.W7]+1" ns41:value-type="float" table:style-name="ce24" office:value-type="float" office:value="23">
            <text:p>23</text:p>
          </table:table-cell>
          <table:table-cell table:formula="of:=[.X7]+1" ns41:value-type="float" table:style-name="ce24" office:value-type="float" office:value="24">
            <text:p>24</text:p>
          </table:table-cell>
          <table:table-cell table:formula="of:=[.Y7]+1" ns41:value-type="float" table:style-name="ce24" office:value-type="float" office:value="25">
            <text:p>25</text:p>
          </table:table-cell>
          <table:covered-table-cell table:style-name="ce35" table:number-columns-repeated="3"/>
          <table:covered-table-cell table:style-name="ce44"/>
          <table:covered-table-cell table:style-name="ce50" table:number-columns-repeated="3"/>
          <table:covered-table-cell table:style-name="ce56"/>
          <table:covered-table-cell table:style-name="ce63"/>
          <table:table-cell table:style-name="ce13" table:number-columns-repeated="989"/>
        </table:table-row>
        <table:table-row table:style-name="ro6">
          <table:table-cell table:style-name="ce6" table:number-columns-repeated="30"/>
          <table:table-cell table:style-name="ce51" table:number-columns-repeated="3"/>
          <table:table-cell table:style-name="ce57"/>
          <table:table-cell table:style-name="ce64"/>
          <table:table-cell table:style-name="ce6" table:number-columns-repeated="989"/>
        </table:table-row>
        <table:table-row table:style-name="ro7">
          <table:table-cell ns41:value-type="string" table:style-name="ce7" office:value-type="string">
            <text:p>Voornaamste gemeenten (van 20.000 inwoners en daarboven</text:p>
          </table:table-cell>
          <table:table-cell table:style-name="ce6"/>
          <table:table-cell table:style-name="ce18"/>
          <table:table-cell table:style-name="ce25" table:number-columns-repeated="22"/>
          <table:table-cell table:style-name="ce30"/>
          <table:table-cell table:style-name="ce36"/>
          <table:table-cell table:style-name="ce39" table:number-columns-repeated="3"/>
          <table:table-cell table:style-name="ce52"/>
          <table:table-cell table:style-name="ce53" table:number-columns-repeated="2"/>
          <table:table-cell table:style-name="ce58"/>
          <table:table-cell table:style-name="ce65"/>
          <table:table-cell table:style-name="ce6" table:number-columns-repeated="989"/>
        </table:table-row>
        <table:table-row table:style-name="ro4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19" office:value="30780" office:value-type="float">
            <text:p>30780</text:p>
          </table:table-cell>
          <table:table-cell ns41:value-type="float" table:style-name="TL Data" office:value="84915" office:value-type="float">
            <text:p>84915</text:p>
          </table:table-cell>
          <table:table-cell ns41:value-type="float" table:style-name="TL Data" office:value="71234" office:value-type="float">
            <text:p>71234</text:p>
          </table:table-cell>
          <table:table-cell ns41:value-type="float" table:style-name="TL Data" office:value="13681" office:value-type="float">
            <text:p>13681</text:p>
          </table:table-cell>
          <table:table-cell ns41:value-type="float" table:style-name="TL Data" office:value="96865" office:value-type="float">
            <text:p>96865</text:p>
          </table:table-cell>
          <table:table-cell ns41:value-type="float" table:style-name="TL Data" office:value="96087" office:value-type="float">
            <text:p>96087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6585" office:value-type="float">
            <text:p>16585</text:p>
          </table:table-cell>
          <table:table-cell ns41:value-type="float" table:style-name="TL Data" office:value="14055" office:value-type="float">
            <text:p>14055</text:p>
          </table:table-cell>
          <table:table-cell ns41:value-type="float" table:style-name="TL Data" office:value="80981" office:value-type="float">
            <text:p>80981</text:p>
          </table:table-cell>
          <table:table-cell ns41:value-type="float" table:style-name="TL Data" office:value="183876" office:value-type="float">
            <text:p>183876</text:p>
          </table:table-cell>
          <table:table-cell ns41:value-type="float" table:style-name="TL Data" office:value="207334" office:value-type="float">
            <text:p>207334</text:p>
          </table:table-cell>
          <table:table-cell ns41:value-type="float" table:style-name="TL Data" office:value="3228" office:value-type="float">
            <text:p>3228</text:p>
          </table:table-cell>
          <table:table-cell ns41:value-type="float" table:style-name="TL Data" office:value="4827" office:value-type="float">
            <text:p>482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823" office:value-type="float">
            <text:p>4823</text:p>
          </table:table-cell>
          <table:table-cell ns41:value-type="float" table:style-name="TL Data" office:value="3973" office:value-type="float">
            <text:p>3973</text:p>
          </table:table-cell>
          <table:table-cell ns41:value-type="float" table:style-name="TL Data" office:value="5348" office:value-type="float">
            <text:p>5348</text:p>
          </table:table-cell>
          <table:table-cell ns41:value-type="float" table:style-name="TL Data" office:value="4910" office:value-type="float">
            <text:p>4910</text:p>
          </table:table-cell>
          <table:table-cell ns41:value-type="float" table:style-name="TL Data" office:value="191927" office:value-type="float">
            <text:p>191927</text:p>
          </table:table-cell>
          <table:table-cell ns41:value-type="float" table:style-name="ce31" office:value="216134" office:value-type="float">
            <text:p>216134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40" office:value="11150" office:value-type="float">
            <text:p>11150</text:p>
          </table:table-cell>
          <table:table-cell ns41:value-type="float" table:style-name="ce40" office:value="1" office:value-type="float">
            <text:p>1</text:p>
          </table:table-cell>
          <table:table-cell ns41:value-type="string" table:style-name="ce40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9" office:value="9240" office:value-type="float">
            <text:p>9240</text:p>
          </table:table-cell>
          <table:table-cell ns41:value-type="float" table:style-name="TL Data" office:value="10161" office:value-type="float">
            <text:p>10161</text:p>
          </table:table-cell>
          <table:table-cell ns41:value-type="float" table:style-name="TL Data" office:value="8622" office:value-type="float">
            <text:p>8622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2354" office:value-type="float">
            <text:p>12354</text:p>
          </table:table-cell>
          <table:table-cell ns41:value-type="float" table:style-name="TL Data" office:value="12048" office:value-type="float">
            <text:p>1204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9539" office:value-type="float">
            <text:p>9539</text:p>
          </table:table-cell>
          <table:table-cell ns41:value-type="float" table:style-name="TL Data" office:value="22431" office:value-type="float">
            <text:p>22431</text:p>
          </table:table-cell>
          <table:table-cell ns41:value-type="float" table:style-name="TL Data" office:value="25602" office:value-type="float">
            <text:p>2560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3563" office:value-type="float">
            <text:p>23563</text:p>
          </table:table-cell>
          <table:table-cell ns41:value-type="float" table:style-name="ce31" office:value="26937" office:value-type="float">
            <text:p>26937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40" office:value="10357" office:value-type="float">
            <text:p>10357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0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lder</text:p>
          </table:table-cell>
          <table:table-cell table:style-name="Default"/>
          <table:table-cell ns41:value-type="float" table:style-name="ce19" office:value="4612" office:value-type="float">
            <text:p>4612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3255" office:value-type="float">
            <text:p>325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318" office:value-type="float">
            <text:p>5318</text:p>
          </table:table-cell>
          <table:table-cell ns41:value-type="float" table:style-name="TL Data" office:value="5457" office:value-type="float">
            <text:p>545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269" office:value-type="float">
            <text:p>4269</text:p>
          </table:table-cell>
          <table:table-cell ns41:value-type="float" table:style-name="TL Data" office:value="9071" office:value-type="float">
            <text:p>9071</text:p>
          </table:table-cell>
          <table:table-cell ns41:value-type="float" table:style-name="TL Data" office:value="10648" office:value-type="float">
            <text:p>1064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1287" office:value-type="float">
            <text:p>11287</text:p>
          </table:table-cell>
          <table:table-cell ns41:value-type="float" table:style-name="ce31" office:value="10934" office:value-type="float">
            <text:p>10934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40" office:value="10285" office:value-type="float">
            <text:p>10285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r-amstel</text:p>
          </table:table-cell>
          <table:table-cell table:style-name="Default"/>
          <table:table-cell ns41:value-type="float" table:style-name="ce19" office:value="3379" office:value-type="float">
            <text:p>3379</text:p>
          </table:table-cell>
          <table:table-cell ns41:value-type="float" table:style-name="TL Data" office:value="5315" office:value-type="float">
            <text:p>5315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374" office:value-type="float">
            <text:p>6374</text:p>
          </table:table-cell>
          <table:table-cell ns41:value-type="float" table:style-name="TL Data" office:value="6131" office:value-type="float">
            <text:p>613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4889" office:value-type="float">
            <text:p>4889</text:p>
          </table:table-cell>
          <table:table-cell ns41:value-type="float" table:style-name="TL Data" office:value="12055" office:value-type="float">
            <text:p>12055</text:p>
          </table:table-cell>
          <table:table-cell ns41:value-type="float" table:style-name="TL Data" office:value="12421" office:value-type="float">
            <text:p>1242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230" office:value-type="float">
            <text:p>12230</text:p>
          </table:table-cell>
          <table:table-cell ns41:value-type="float" table:style-name="ce31" office:value="12673" office:value-type="float">
            <text:p>12673</text:p>
          </table:table-cell>
          <table:table-cell ns41:value-type="float" table:style-name="ce37" office:value="1249" office:value-type="float">
            <text:p>1249</text:p>
          </table:table-cell>
          <table:table-cell ns41:value-type="float" table:style-name="ce40" office:value="10799" office:value-type="float">
            <text:p>10799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9" office:value="48011" office:value-type="float">
            <text:p>48011</text:p>
          </table:table-cell>
          <table:table-cell ns41:value-type="float" table:style-name="TL Data" office:value="104166" office:value-type="float">
            <text:p>104166</text:p>
          </table:table-cell>
          <table:table-cell ns41:value-type="float" table:style-name="TL Data" office:value="87850" office:value-type="float">
            <text:p>87850</text:p>
          </table:table-cell>
          <table:table-cell ns41:value-type="float" table:style-name="TL Data" office:value="16316" office:value-type="float">
            <text:p>16316</text:p>
          </table:table-cell>
          <table:table-cell ns41:value-type="float" table:style-name="TL Data" office:value="120911" office:value-type="float">
            <text:p>120911</text:p>
          </table:table-cell>
          <table:table-cell ns41:value-type="float" table:style-name="TL Data" office:value="119723" office:value-type="float">
            <text:p>119723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20288" office:value-type="float">
            <text:p>20288</text:p>
          </table:table-cell>
          <table:table-cell ns41:value-type="float" table:style-name="TL Data" office:value="16397" office:value-type="float">
            <text:p>16397</text:p>
          </table:table-cell>
          <table:table-cell ns41:value-type="float" table:style-name="TL Data" office:value="99678" office:value-type="float">
            <text:p>99678</text:p>
          </table:table-cell>
          <table:table-cell ns41:value-type="float" table:style-name="TL Data" office:value="227433" office:value-type="float">
            <text:p>227433</text:p>
          </table:table-cell>
          <table:table-cell ns41:value-type="float" table:style-name="TL Data" office:value="256005" office:value-type="float">
            <text:p>256005</text:p>
          </table:table-cell>
          <table:table-cell ns41:value-type="float" table:style-name="TL Data" office:value="4060" office:value-type="float">
            <text:p>4060</text:p>
          </table:table-cell>
          <table:table-cell ns41:value-type="float" table:style-name="TL Data" office:value="6045" office:value-type="float">
            <text:p>604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4628" office:value-type="float">
            <text:p>4628</text:p>
          </table:table-cell>
          <table:table-cell ns41:value-type="float" table:style-name="TL Data" office:value="8309" office:value-type="float">
            <text:p>8309</text:p>
          </table:table-cell>
          <table:table-cell ns41:value-type="float" table:style-name="TL Data" office:value="6102" office:value-type="float">
            <text:p>6102</text:p>
          </table:table-cell>
          <table:table-cell ns41:value-type="float" table:style-name="TL Data" office:value="239007" office:value-type="float">
            <text:p>239007</text:p>
          </table:table-cell>
          <table:table-cell ns41:value-type="float" table:style-name="ce31" office:value="266678" office:value-type="float">
            <text:p>266678</text:p>
          </table:table-cell>
          <table:table-cell table:style-name="ce37"/>
          <table:table-cell table:style-name="ce40" table:number-columns-repeated="2"/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19"/>
          <table:table-cell table:style-name="TL Data" table:number-columns-repeated="22"/>
          <table:table-cell table:style-name="ce31"/>
          <table:table-cell table:style-name="ce37"/>
          <table:table-cell table:style-name="ce40" table:number-columns-repeated="2"/>
          <table:table-cell table:style-name="ce69"/>
          <table:table-cell table:style-name="ce2" table:number-columns-repeated="4"/>
          <table:table-cell table:style-name="ce67"/>
          <table:table-cell table:number-columns-repeated="989"/>
        </table:table-row>
        <table:table-row table:style-name="ro4">
          <table:table-cell ns41:value-type="string" table:style-name="ce8" office:value-type="string">
            <text:p>Aalsmeer</text:p>
          </table:table-cell>
          <table:table-cell table:style-name="Default"/>
          <table:table-cell ns41:value-type="float" table:style-name="ce19" office:value="905" office:value-type="float">
            <text:p>905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ce31" office:value="2148" office:value-type="float">
            <text:p>2148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40" office:value="11264" office:value-type="float">
            <text:p>1126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bbekerk</text:p>
          </table:table-cell>
          <table:table-cell table:style-name="Default"/>
          <table:table-cell ns41:value-type="float" table:style-name="ce19" office:value="184" office:value-type="float">
            <text:p>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68" office:value-type="float">
            <text:p>368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40" office:value="10439" office:value-type="float">
            <text:p>1043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kersloot</text:p>
          </table:table-cell>
          <table:table-cell table:style-name="Default"/>
          <table:table-cell ns41:value-type="float" table:style-name="ce19" office:value="308" office:value-type="float">
            <text:p>30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office:value="806" table:style-name="TL Data" table:number-columns-repeated="2" office:value-type="float">
            <text:p>80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18" office:value-type="float">
            <text:p>818</text:p>
          </table:table-cell>
          <table:table-cell ns41:value-type="float" table:style-name="ce31" office:value="817" office:value-type="float">
            <text:p>817</text:p>
          </table:table-cell>
          <table:table-cell ns41:value-type="float" table:style-name="ce37" office:value="360" office:value-type="float">
            <text:p>360</text:p>
          </table:table-cell>
          <table:table-cell ns41:value-type="float" table:style-name="ce40" office:value="10346" office:value-type="float">
            <text:p>1034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9" office:value="3243" office:value-type="float">
            <text:p>3243</text:p>
          </table:table-cell>
          <table:table-cell ns41:value-type="float" table:style-name="TL Data" office:value="3300" office:value-type="float">
            <text:p>3300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722" office:value-type="float">
            <text:p>372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030" office:value-type="float">
            <text:p>3030</text:p>
          </table:table-cell>
          <table:table-cell ns41:value-type="float" table:style-name="TL Data" office:value="7124" office:value-type="float">
            <text:p>7124</text:p>
          </table:table-cell>
          <table:table-cell ns41:value-type="float" table:style-name="TL Data" office:value="7932" office:value-type="float">
            <text:p>793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487" office:value-type="float">
            <text:p>7487</text:p>
          </table:table-cell>
          <table:table-cell ns41:value-type="float" table:style-name="ce31" office:value="8220" office:value-type="float">
            <text:p>8220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40" office:value="10527" office:value-type="float">
            <text:p>10527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ndijk</text:p>
          </table:table-cell>
          <table:table-cell table:style-name="Default"/>
          <table:table-cell ns41:value-type="float" table:style-name="ce19" office:value="525" office:value-type="float">
            <text:p>52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290" office:value-type="float">
            <text:p>1290</text:p>
          </table:table-cell>
          <table:table-cell ns41:value-type="float" table:style-name="ce31" office:value="1265" office:value-type="float">
            <text:p>1265</text:p>
          </table:table-cell>
          <table:table-cell ns41:value-type="float" table:style-name="ce37" office:value="364" office:value-type="float">
            <text:p>364</text:p>
          </table:table-cell>
          <table:table-cell ns41:value-type="float" table:style-name="ce40" office:value="10822" office:value-type="float">
            <text:p>1082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nkeveen</text:p>
          </table:table-cell>
          <table:table-cell table:style-name="Default"/>
          <table:table-cell ns41:value-type="float" table:style-name="ce19" office:value="115" office:value-type="float">
            <text:p>11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57" office:value-type="float">
            <text:p>257</text:p>
          </table:table-cell>
          <table:table-cell ns41:value-type="float" table:style-name="ce31" office:value="228" office:value-type="float">
            <text:p>228</text:p>
          </table:table-cell>
          <table:table-cell ns41:value-type="float" table:style-name="ce37" office:value="1014" office:value-type="float">
            <text:p>1014</text:p>
          </table:table-cell>
          <table:table-cell ns41:value-type="float" table:style-name="ce40" office:value="10936" office:value-type="float">
            <text:p>1093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nna-Paulowna</text:p>
          </table:table-cell>
          <table:table-cell table:style-name="Default"/>
          <table:table-cell ns41:value-type="float" table:style-name="ce19" office:value="572" office:value-type="float">
            <text:p>57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479" office:value-type="float">
            <text:p>1479</text:p>
          </table:table-cell>
          <table:table-cell ns41:value-type="float" table:style-name="ce31" office:value="1317" office:value-type="float">
            <text:p>1317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40" office:value="10344" office:value-type="float">
            <text:p>1034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ssnedelft</text:p>
          </table:table-cell>
          <table:table-cell table:style-name="Default"/>
          <table:table-cell ns41:value-type="float" table:style-name="ce19" office:value="797" office:value-type="float">
            <text:p>79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ce31" office:value="1727" office:value-type="float">
            <text:p>1727</text:p>
          </table:table-cell>
          <table:table-cell ns41:value-type="float" table:style-name="ce37" office:value="367" office:value-type="float">
            <text:p>367</text:p>
          </table:table-cell>
          <table:table-cell ns41:value-type="float" table:style-name="ce40" office:value="11373" office:value-type="float">
            <text:p>113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venhorn</text:p>
          </table:table-cell>
          <table:table-cell table:style-name="Default"/>
          <table:table-cell ns41:value-type="float" table:style-name="ce19" office:value="295" office:value-type="float">
            <text:p>29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325" table:style-name="TL Data" table:number-columns-repeated="2" office:value-type="float">
            <text:p>3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43" office:value-type="float">
            <text:p>643</text:p>
          </table:table-cell>
          <table:table-cell ns41:value-type="float" table:style-name="ce31" office:value="654" office:value-type="float">
            <text:p>654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40" office:value="11147" office:value-type="float">
            <text:p>1114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rsingerhorn</text:p>
          </table:table-cell>
          <table:table-cell table:style-name="Default"/>
          <table:table-cell ns41:value-type="float" table:style-name="ce19" office:value="476" office:value-type="float">
            <text:p>47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ce31" office:value="1181" office:value-type="float">
            <text:p>1181</text:p>
          </table:table-cell>
          <table:table-cell ns41:value-type="float" table:style-name="ce37" office:value="369" office:value-type="float">
            <text:p>369</text:p>
          </table:table-cell>
          <table:table-cell ns41:value-type="float" table:style-name="ce40" office:value="10973" office:value-type="float">
            <text:p>109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emster</text:p>
          </table:table-cell>
          <table:table-cell table:style-name="Default"/>
          <table:table-cell ns41:value-type="float" table:style-name="ce19" office:value="997" office:value-type="float">
            <text:p>997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ce31" office:value="2375" office:value-type="float">
            <text:p>2375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40" office:value="10816" office:value-type="float">
            <text:p>1081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ets</text:p>
          </table:table-cell>
          <table:table-cell table:style-name="Default"/>
          <table:table-cell ns41:value-type="float" table:style-name="ce19" office:value="146" office:value-type="float">
            <text:p>14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office:value="284" table:style-name="TL Data" table:number-columns-repeated="2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87" office:value-type="float">
            <text:p>287</text:p>
          </table:table-cell>
          <table:table-cell ns41:value-type="float" table:style-name="ce31" office:value="290" office:value-type="float">
            <text:p>290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40" office:value="10536" office:value-type="float">
            <text:p>1053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nnebroek</text:p>
          </table:table-cell>
          <table:table-cell table:style-name="Default"/>
          <table:table-cell ns41:value-type="float" table:style-name="ce19" office:value="195" office:value-type="float">
            <text:p>19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7" office:value="372" office:value-type="float">
            <text:p>372</text:p>
          </table:table-cell>
          <table:table-cell ns41:value-type="float" table:style-name="ce40" office:value="10734" office:value-type="float">
            <text:p>1073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en</text:p>
          </table:table-cell>
          <table:table-cell table:style-name="Default"/>
          <table:table-cell ns41:value-type="float" table:style-name="ce19" office:value="338" office:value-type="float">
            <text:p>338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736" office:value-type="float">
            <text:p>736</text:p>
          </table:table-cell>
          <table:table-cell ns41:value-type="float" table:style-name="ce31" office:value="710" office:value-type="float">
            <text:p>710</text:p>
          </table:table-cell>
          <table:table-cell ns41:value-type="float" table:style-name="ce37" office:value="373" office:value-type="float">
            <text:p>373</text:p>
          </table:table-cell>
          <table:table-cell ns41:value-type="float" table:style-name="ce40" office:value="11424" office:value-type="float">
            <text:p>1142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khout</text:p>
          </table:table-cell>
          <table:table-cell table:style-name="Default"/>
          <table:table-cell ns41:value-type="float" table:style-name="ce19" office:value="455" office:value-type="float">
            <text:p>45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ce31" office:value="1173" office:value-type="float">
            <text:p>1173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40" office:value="10354" office:value-type="float">
            <text:p>1035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verwijk</text:p>
          </table:table-cell>
          <table:table-cell table:style-name="Default"/>
          <table:table-cell ns41:value-type="float" table:style-name="ce19" office:value="888" office:value-type="float">
            <text:p>888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2093" office:value-type="float">
            <text:p>209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ce31" office:value="2118" office:value-type="float">
            <text:p>2118</text:p>
          </table:table-cell>
          <table:table-cell ns41:value-type="float" table:style-name="ce37" office:value="375" office:value-type="float">
            <text:p>375</text:p>
          </table:table-cell>
          <table:table-cell ns41:value-type="float" table:style-name="ce40" office:value="10272" office:value-type="float">
            <text:p>1027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laricum</text:p>
          </table:table-cell>
          <table:table-cell table:style-name="Default"/>
          <table:table-cell ns41:value-type="float" table:style-name="ce19" office:value="191" office:value-type="float">
            <text:p>19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40" office:value="10493" office:value-type="float">
            <text:p>1049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loemendaal</text:p>
          </table:table-cell>
          <table:table-cell table:style-name="Default"/>
          <table:table-cell ns41:value-type="float" table:style-name="ce19" office:value="643" office:value-type="float">
            <text:p>643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ce31" office:value="2421" office:value-type="float">
            <text:p>2421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40" office:value="10850" office:value-type="float">
            <text:p>1085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lokker</text:p>
          </table:table-cell>
          <table:table-cell table:style-name="Default"/>
          <table:table-cell ns41:value-type="float" table:style-name="ce19" office:value="325" office:value-type="float">
            <text:p>32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801" office:value-type="float">
            <text:p>801</text:p>
          </table:table-cell>
          <table:table-cell ns41:value-type="float" table:style-name="ce31" office:value="841" office:value-type="float">
            <text:p>841</text:p>
          </table:table-cell>
          <table:table-cell ns41:value-type="float" table:style-name="ce37" office:value="378" office:value-type="float">
            <text:p>378</text:p>
          </table:table-cell>
          <table:table-cell ns41:value-type="float" table:style-name="ce40" office:value="10804" office:value-type="float">
            <text:p>1080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venkarspel</text:p>
          </table:table-cell>
          <table:table-cell table:style-name="Default"/>
          <table:table-cell ns41:value-type="float" table:style-name="ce19" office:value="304" office:value-type="float">
            <text:p>30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42" office:value-type="float">
            <text:p>842</text:p>
          </table:table-cell>
          <table:table-cell ns41:value-type="float" table:style-name="ce31" office:value="850" office:value-type="float">
            <text:p>850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40" office:value="10945" office:value-type="float">
            <text:p>1094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oek in Waterland</text:p>
          </table:table-cell>
          <table:table-cell table:style-name="Default"/>
          <table:table-cell ns41:value-type="float" table:style-name="ce19" office:value="288" office:value-type="float">
            <text:p>28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ce31" office:value="798" office:value-type="float">
            <text:p>798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40" office:value="10289" office:value-type="float">
            <text:p>1028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oek op Langedijk</text:p>
          </table:table-cell>
          <table:table-cell table:style-name="Default"/>
          <table:table-cell ns41:value-type="float" table:style-name="ce19" office:value="309" office:value-type="float">
            <text:p>30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68" office:value-type="float">
            <text:p>668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7" office:value="1031" office:value-type="float">
            <text:p>1031</text:p>
          </table:table-cell>
          <table:table-cell ns41:value-type="float" table:style-name="ce40" office:value="10955" office:value-type="float">
            <text:p>1095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uiksloot</text:p>
          </table:table-cell>
          <table:table-cell table:style-name="Default"/>
          <table:table-cell ns41:value-type="float" table:style-name="ce19" office:value="255" office:value-type="float">
            <text:p>25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31" office:value-type="float">
            <text:p>531</text:p>
          </table:table-cell>
          <table:table-cell ns41:value-type="float" table:style-name="ce31" office:value="540" office:value-type="float">
            <text:p>540</text:p>
          </table:table-cell>
          <table:table-cell ns41:value-type="float" table:style-name="ce37" office:value="1034" office:value-type="float">
            <text:p>1034</text:p>
          </table:table-cell>
          <table:table-cell ns41:value-type="float" table:style-name="ce40" office:value="10961" office:value-type="float">
            <text:p>1096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9" office:value="668" office:value-type="float">
            <text:p>66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ce31" office:value="1886" office:value-type="float">
            <text:p>1886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40" office:value="10281" office:value-type="float">
            <text:p>102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allantsoog</text:p>
          </table:table-cell>
          <table:table-cell table:style-name="Default"/>
          <table:table-cell ns41:value-type="float" table:style-name="ce19" office:value="137" office:value-type="float">
            <text:p>13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ce31" office:value="325" office:value-type="float">
            <text:p>325</text:p>
          </table:table-cell>
          <table:table-cell ns41:value-type="float" table:style-name="ce37" office:value="382" office:value-type="float">
            <text:p>382</text:p>
          </table:table-cell>
          <table:table-cell ns41:value-type="float" table:style-name="ce40" office:value="10559" office:value-type="float">
            <text:p>1055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astricum</text:p>
          </table:table-cell>
          <table:table-cell table:style-name="Default"/>
          <table:table-cell ns41:value-type="float" table:style-name="ce19" office:value="334" office:value-type="float">
            <text:p>33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ce31" office:value="810" office:value-type="float">
            <text:p>810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40" office:value="11287" office:value-type="float">
            <text:p>1128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emen</text:p>
          </table:table-cell>
          <table:table-cell table:style-name="Default"/>
          <table:table-cell ns41:value-type="float" table:style-name="ce19" office:value="295" office:value-type="float">
            <text:p>29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82" office:value-type="float">
            <text:p>882</text:p>
          </table:table-cell>
          <table:table-cell ns41:value-type="float" table:style-name="ce31" office:value="794" office:value-type="float">
            <text:p>794</text:p>
          </table:table-cell>
          <table:table-cell ns41:value-type="float" table:style-name="ce37" office:value="384" office:value-type="float">
            <text:p>384</text:p>
          </table:table-cell>
          <table:table-cell ns41:value-type="float" table:style-name="ce40" office:value="11039" office:value-type="float">
            <text:p>1103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dam</text:p>
          </table:table-cell>
          <table:table-cell table:style-name="Default"/>
          <table:table-cell ns41:value-type="float" table:style-name="ce19" office:value="1454" office:value-type="float">
            <text:p>1454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3068" office:value-type="float">
            <text:p>3068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35" office:value-type="float">
            <text:p>3135</text:p>
          </table:table-cell>
          <table:table-cell ns41:value-type="float" table:style-name="ce31" office:value="3190" office:value-type="float">
            <text:p>3190</text:p>
          </table:table-cell>
          <table:table-cell ns41:value-type="float" table:style-name="ce37" office:value="1315" office:value-type="float">
            <text:p>1315</text:p>
          </table:table-cell>
          <table:table-cell ns41:value-type="float" table:style-name="ce40" office:value="10884" office:value-type="float">
            <text:p>10884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gmond aan Zee</text:p>
          </table:table-cell>
          <table:table-cell table:style-name="Default"/>
          <table:table-cell ns41:value-type="float" table:style-name="ce19" office:value="468" office:value-type="float">
            <text:p>468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ce31" office:value="1069" office:value-type="float">
            <text:p>1069</text:p>
          </table:table-cell>
          <table:table-cell ns41:value-type="float" table:style-name="ce37" office:value="386" office:value-type="float">
            <text:p>386</text:p>
          </table:table-cell>
          <table:table-cell ns41:value-type="float" table:style-name="ce40" office:value="10421" office:value-type="float">
            <text:p>1042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gmond Binnen</text:p>
          </table:table-cell>
          <table:table-cell table:style-name="Default"/>
          <table:table-cell ns41:value-type="float" table:style-name="ce19" office:value="297" office:value-type="float">
            <text:p>29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12" office:value-type="float">
            <text:p>712</text:p>
          </table:table-cell>
          <table:table-cell ns41:value-type="float" table:style-name="ce31" office:value="676" office:value-type="float">
            <text:p>676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40" office:value="10989" office:value-type="float">
            <text:p>1098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2" office:value-type="float">
            <text:p>52</text:p>
          </table:table-cell>
          <table:table-cell ns41:value-type="float" table:style-name="ce40" office:value="53" office:value-type="float">
            <text:p>53</text:p>
          </table:table-cell>
          <table:table-cell ns41:value-type="float" table:style-name="ce66" office:value="260468" office:value-type="float">
            <text:p>26046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nkhuizen</text:p>
          </table:table-cell>
          <table:table-cell table:style-name="Default"/>
          <table:table-cell ns41:value-type="float" table:style-name="ce19" office:value="1384" office:value-type="float">
            <text:p>1384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3016" office:value-type="float">
            <text:p>3016</text:p>
          </table:table-cell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61" office:value-type="float">
            <text:p>3061</text:p>
          </table:table-cell>
          <table:table-cell ns41:value-type="float" table:style-name="ce31" office:value="3269" office:value-type="float">
            <text:p>3269</text:p>
          </table:table-cell>
          <table:table-cell ns41:value-type="float" table:style-name="ce37" office:value="388" office:value-type="float">
            <text:p>388</text:p>
          </table:table-cell>
          <table:table-cell ns41:value-type="float" table:style-name="ce40" office:value="10729" office:value-type="float">
            <text:p>10729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aft</text:p>
          </table:table-cell>
          <table:table-cell table:style-name="Default"/>
          <table:table-cell ns41:value-type="float" table:style-name="ce19" office:value="311" office:value-type="float">
            <text:p>31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ce31" office:value="722" office:value-type="float">
            <text:p>722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40" office:value="10484" office:value-type="float">
            <text:p>1048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 Gravenland</text:p>
          </table:table-cell>
          <table:table-cell table:style-name="Default"/>
          <table:table-cell ns41:value-type="float" table:style-name="ce19" office:value="303" office:value-type="float">
            <text:p>30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649" office:value-type="float">
            <text:p>649</text:p>
          </table:table-cell>
          <table:table-cell ns41:value-type="float" table:style-name="ce31" office:value="760" office:value-type="float">
            <text:p>760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40" office:value="10534" office:value-type="float">
            <text:p>1053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ootebroek</text:p>
          </table:table-cell>
          <table:table-cell table:style-name="Default"/>
          <table:table-cell ns41:value-type="float" table:style-name="ce19" office:value="531" office:value-type="float">
            <text:p>53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ce31" office:value="1124" office:value-type="float">
            <text:p>1124</text:p>
          </table:table-cell>
          <table:table-cell ns41:value-type="float" table:style-name="ce37" office:value="391" office:value-type="float">
            <text:p>391</text:p>
          </table:table-cell>
          <table:table-cell ns41:value-type="float" table:style-name="ce40" office:value="11337" office:value-type="float">
            <text:p>1133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rlemmerliede en Spaarnwoude</text:p>
          </table:table-cell>
          <table:table-cell table:style-name="Default"/>
          <table:table-cell ns41:value-type="float" table:style-name="ce19" office:value="550" office:value-type="float">
            <text:p>55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448" office:value-type="float">
            <text:p>1448</text:p>
          </table:table-cell>
          <table:table-cell ns41:value-type="float" table:style-name="ce31" office:value="1383" office:value-type="float">
            <text:p>1383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40" office:value="10508" office:value-type="float">
            <text:p>1050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19" office:value="3103" office:value-type="float">
            <text:p>3103</text:p>
          </table:table-cell>
          <table:table-cell ns41:value-type="float" table:style-name="TL Data" office:value="2978" office:value-type="float">
            <text:p>2978</text:p>
          </table:table-cell>
          <table:table-cell ns41:value-type="float" table:style-name="TL Data" office:value="2744" office:value-type="float">
            <text:p>274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798" office:value-type="float">
            <text:p>4798</text:p>
          </table:table-cell>
          <table:table-cell ns41:value-type="float" table:style-name="TL Data" office:value="4089" office:value-type="float">
            <text:p>408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8"/>
          <table:table-cell ns41:value-type="float" table:style-name="TL Data" office:value="8026" office:value-type="float">
            <text:p>8026</text:p>
          </table:table-cell>
          <table:table-cell ns41:value-type="float" table:style-name="ce31" office:value="7271" office:value-type="float">
            <text:p>7271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40" office:value="11387" office:value-type="float">
            <text:p>11387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enkarspel</text:p>
          </table:table-cell>
          <table:table-cell table:style-name="Default"/>
          <table:table-cell ns41:value-type="float" table:style-name="ce19" office:value="410" office:value-type="float">
            <text:p>41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085" office:value-type="float">
            <text:p>1085</text:p>
          </table:table-cell>
          <table:table-cell ns41:value-type="float" table:style-name="ce31" office:value="973" office:value-type="float">
            <text:p>973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40" office:value="10963" office:value-type="float">
            <text:p>1096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mskerk</text:p>
          </table:table-cell>
          <table:table-cell table:style-name="Default"/>
          <table:table-cell ns41:value-type="float" table:style-name="ce19" office:value="397" office:value-type="float">
            <text:p>39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ce31" office:value="962" office:value-type="float">
            <text:p>962</text:p>
          </table:table-cell>
          <table:table-cell ns41:value-type="float" table:style-name="ce37" office:value="396" office:value-type="float">
            <text:p>396</text:p>
          </table:table-cell>
          <table:table-cell ns41:value-type="float" table:style-name="ce40" office:value="10679" office:value-type="float">
            <text:p>1067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mstede</text:p>
          </table:table-cell>
          <table:table-cell table:style-name="Default"/>
          <table:table-cell ns41:value-type="float" table:style-name="ce19" office:value="782" office:value-type="float">
            <text:p>78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ce31" office:value="1923" office:value-type="float">
            <text:p>1923</text:p>
          </table:table-cell>
          <table:table-cell ns41:value-type="float" table:style-name="ce37" office:value="397" office:value-type="float">
            <text:p>397</text:p>
          </table:table-cell>
          <table:table-cell ns41:value-type="float" table:style-name="ce40" office:value="11288" office:value-type="float">
            <text:p>1128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r Hugowaard</text:p>
          </table:table-cell>
          <table:table-cell table:style-name="Default"/>
          <table:table-cell ns41:value-type="float" table:style-name="ce19" office:value="568" office:value-type="float">
            <text:p>568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412" office:value-type="float">
            <text:p>1412</text:p>
          </table:table-cell>
          <table:table-cell ns41:value-type="float" table:style-name="ce31" office:value="1332" office:value-type="float">
            <text:p>1332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40" office:value="10752" office:value-type="float">
            <text:p>1075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ilo</text:p>
          </table:table-cell>
          <table:table-cell table:style-name="Default"/>
          <table:table-cell ns41:value-type="float" table:style-name="ce19" office:value="363" office:value-type="float">
            <text:p>36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07" office:value-type="float">
            <text:p>807</text:p>
          </table:table-cell>
          <table:table-cell ns41:value-type="float" table:style-name="ce31" office:value="818" office:value-type="float">
            <text:p>818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40" office:value="10793" office:value-type="float">
            <text:p>1079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nsbroek</text:p>
          </table:table-cell>
          <table:table-cell table:style-name="Default"/>
          <table:table-cell ns41:value-type="float" table:style-name="ce19" office:value="200" office:value-type="float">
            <text:p>20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65" office:value-type="float">
            <text:p>465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7" office:value="401" office:value-type="float">
            <text:p>401</text:p>
          </table:table-cell>
          <table:table-cell ns41:value-type="float" table:style-name="ce40" office:value="10181" office:value-type="float">
            <text:p>101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ilversum</text:p>
          </table:table-cell>
          <table:table-cell table:style-name="Default"/>
          <table:table-cell ns41:value-type="float" table:style-name="ce19" office:value="2639" office:value-type="float">
            <text:p>2639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2203" office:value-type="float">
            <text:p>220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5900" office:value-type="float">
            <text:p>5900</text:p>
          </table:table-cell>
          <table:table-cell ns41:value-type="float" table:style-name="TL Data" office:value="6398" office:value-type="float">
            <text:p>639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ce31" office:value="6475" office:value-type="float">
            <text:p>6475</text:p>
          </table:table-cell>
          <table:table-cell ns41:value-type="float" table:style-name="ce37" office:value="402" office:value-type="float">
            <text:p>402</text:p>
          </table:table-cell>
          <table:table-cell ns41:value-type="float" table:style-name="ce40" office:value="11285" office:value-type="float">
            <text:p>11285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karspel</text:p>
          </table:table-cell>
          <table:table-cell table:style-name="Default"/>
          <table:table-cell ns41:value-type="float" table:style-name="ce19" office:value="266" office:value-type="float">
            <text:p>26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28" office:value-type="float">
            <text:p>628</text:p>
          </table:table-cell>
          <table:table-cell ns41:value-type="float" table:style-name="ce31" office:value="654" office:value-type="float">
            <text:p>654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40" office:value="10642" office:value-type="float">
            <text:p>1064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woud</text:p>
          </table:table-cell>
          <table:table-cell table:style-name="Default"/>
          <table:table-cell ns41:value-type="float" table:style-name="ce19" office:value="443" office:value-type="float">
            <text:p>44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104" office:value-type="float">
            <text:p>1104</text:p>
          </table:table-cell>
          <table:table-cell ns41:value-type="float" table:style-name="ce31" office:value="1051" office:value-type="float">
            <text:p>1051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40" office:value="11029" office:value-type="float">
            <text:p>1102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rn</text:p>
          </table:table-cell>
          <table:table-cell table:style-name="Default"/>
          <table:table-cell ns41:value-type="float" table:style-name="ce19" office:value="2230" office:value-type="float">
            <text:p>2230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4767" office:value-type="float">
            <text:p>4767</text:p>
          </table:table-cell>
          <table:table-cell ns41:value-type="float" table:style-name="TL Data" office:value="5243" office:value-type="float">
            <text:p>524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ce31" office:value="5416" office:value-type="float">
            <text:p>5416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40" office:value="11392" office:value-type="float">
            <text:p>11392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uizen</text:p>
          </table:table-cell>
          <table:table-cell table:style-name="Default"/>
          <table:table-cell ns41:value-type="float" table:style-name="ce19" office:value="897" office:value-type="float">
            <text:p>897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ce31" office:value="2191" office:value-type="float">
            <text:p>2191</text:p>
          </table:table-cell>
          <table:table-cell ns41:value-type="float" table:style-name="ce37" office:value="406" office:value-type="float">
            <text:p>406</text:p>
          </table:table-cell>
          <table:table-cell ns41:value-type="float" table:style-name="ce40" office:value="11170" office:value-type="float">
            <text:p>1117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Ilpendam</text:p>
          </table:table-cell>
          <table:table-cell table:style-name="Default"/>
          <table:table-cell ns41:value-type="float" table:style-name="ce19" office:value="430" office:value-type="float">
            <text:p>43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ce31" office:value="989" office:value-type="float">
            <text:p>989</text:p>
          </table:table-cell>
          <table:table-cell ns41:value-type="float" table:style-name="ce37" office:value="407" office:value-type="float">
            <text:p>407</text:p>
          </table:table-cell>
          <table:table-cell ns41:value-type="float" table:style-name="ce40" office:value="10809" office:value-type="float">
            <text:p>1080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Jisp</text:p>
          </table:table-cell>
          <table:table-cell table:style-name="Default"/>
          <table:table-cell ns41:value-type="float" table:style-name="ce19" office:value="175" office:value-type="float">
            <text:p>17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00" office:value-type="float">
            <text:p>400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40" office:value="10481" office:value-type="float">
            <text:p>104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atwoude</text:p>
          </table:table-cell>
          <table:table-cell table:style-name="Default"/>
          <table:table-cell ns41:value-type="float" table:style-name="ce19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style-name="TL Data" table:number-columns-repeated="7"/>
          <table:table-cell ns41:value-type="float" table:style-name="TL Data" office:value="115" office:value-type="float">
            <text:p>115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40" office:value="11136" office:value-type="float">
            <text:p>1113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oedijk</text:p>
          </table:table-cell>
          <table:table-cell table:style-name="Default"/>
          <table:table-cell ns41:value-type="float" table:style-name="ce19" office:value="223" office:value-type="float">
            <text:p>22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537" office:value-type="float">
            <text:p>537</text:p>
          </table:table-cell>
          <table:table-cell ns41:value-type="float" table:style-name="ce31" office:value="538" office:value-type="float">
            <text:p>538</text:p>
          </table:table-cell>
          <table:table-cell ns41:value-type="float" table:style-name="ce37" office:value="410" office:value-type="float">
            <text:p>410</text:p>
          </table:table-cell>
          <table:table-cell ns41:value-type="float" table:style-name="ce40" office:value="10510" office:value-type="float">
            <text:p>1051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oog a.d. Zaan</text:p>
          </table:table-cell>
          <table:table-cell table:style-name="Default"/>
          <table:table-cell ns41:value-type="float" table:style-name="ce19" office:value="605" office:value-type="float">
            <text:p>605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ce31" office:value="1356" office:value-type="float">
            <text:p>1356</text:p>
          </table:table-cell>
          <table:table-cell ns41:value-type="float" table:style-name="ce37" office:value="411" office:value-type="float">
            <text:p>411</text:p>
          </table:table-cell>
          <table:table-cell ns41:value-type="float" table:style-name="ce40" office:value="10776" office:value-type="float">
            <text:p>1077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ortenhoef</text:p>
          </table:table-cell>
          <table:table-cell table:style-name="Default"/>
          <table:table-cell ns41:value-type="float" table:style-name="ce19" office:value="209" office:value-type="float">
            <text:p>20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ce31" office:value="463" office:value-type="float">
            <text:p>463</text:p>
          </table:table-cell>
          <table:table-cell ns41:value-type="float" table:style-name="ce37" office:value="1097" office:value-type="float">
            <text:p>1097</text:p>
          </table:table-cell>
          <table:table-cell ns41:value-type="float" table:style-name="ce40" office:value="10467" office:value-type="float">
            <text:p>1046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rommenie</text:p>
          </table:table-cell>
          <table:table-cell table:style-name="Default"/>
          <table:table-cell ns41:value-type="float" table:style-name="ce19" office:value="622" office:value-type="float">
            <text:p>622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ce31" office:value="1362" office:value-type="float">
            <text:p>1362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40" office:value="10373" office:value-type="float">
            <text:p>103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wadijk</text:p>
          </table:table-cell>
          <table:table-cell table:style-name="Default"/>
          <table:table-cell ns41:value-type="float" table:style-name="ce19" office:value="128" office:value-type="float">
            <text:p>12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37" office:value-type="float">
            <text:p>237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40" office:value="10775" office:value-type="float">
            <text:p>1077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ndsmeer</text:p>
          </table:table-cell>
          <table:table-cell table:style-name="Default"/>
          <table:table-cell ns41:value-type="float" table:style-name="ce19" office:value="371" office:value-type="float">
            <text:p>37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31" office:value="857" office:value-type="float">
            <text:p>857</text:p>
          </table:table-cell>
          <table:table-cell ns41:value-type="float" table:style-name="ce37" office:value="415" office:value-type="float">
            <text:p>415</text:p>
          </table:table-cell>
          <table:table-cell ns41:value-type="float" table:style-name="ce40" office:value="11225" office:value-type="float">
            <text:p>1122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19" office:value="475" office:value-type="float">
            <text:p>47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057" office:value-type="float">
            <text:p>1057</text:p>
          </table:table-cell>
          <table:table-cell ns41:value-type="float" table:style-name="ce31" office:value="1071" office:value-type="float">
            <text:p>1071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40" office:value="10649" office:value-type="float">
            <text:p>1064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mmen</text:p>
          </table:table-cell>
          <table:table-cell table:style-name="Default"/>
          <table:table-cell ns41:value-type="float" table:style-name="ce19" office:value="242" office:value-type="float">
            <text:p>24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71" office:value-type="float">
            <text:p>571</text:p>
          </table:table-cell>
          <table:table-cell ns41:value-type="float" table:style-name="ce31" office:value="562" office:value-type="float">
            <text:p>562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40" office:value="11370" office:value-type="float">
            <text:p>1137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. Maarten</text:p>
          </table:table-cell>
          <table:table-cell table:style-name="Default"/>
          <table:table-cell ns41:value-type="float" table:style-name="ce19" office:value="246" office:value-type="float">
            <text:p>24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ce31" office:value="517" office:value-type="float">
            <text:p>517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40" office:value="10740" office:value-type="float">
            <text:p>1074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rken</text:p>
          </table:table-cell>
          <table:table-cell table:style-name="Default"/>
          <table:table-cell ns41:value-type="float" table:style-name="ce19" office:value="312" office:value-type="float">
            <text:p>31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657" office:value-type="float">
            <text:p>657</text:p>
          </table:table-cell>
          <table:table-cell ns41:value-type="float" table:style-name="ce31" office:value="617" office:value-type="float">
            <text:p>617</text:p>
          </table:table-cell>
          <table:table-cell ns41:value-type="float" table:style-name="ce37" office:value="419" office:value-type="float">
            <text:p>419</text:p>
          </table:table-cell>
          <table:table-cell ns41:value-type="float" table:style-name="ce40" office:value="10901" office:value-type="float">
            <text:p>1090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demblik</text:p>
          </table:table-cell>
          <table:table-cell table:style-name="Default"/>
          <table:table-cell ns41:value-type="float" table:style-name="ce19" office:value="542" office:value-type="float">
            <text:p>54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ce31" office:value="1471" office:value-type="float">
            <text:p>1471</text:p>
          </table:table-cell>
          <table:table-cell ns41:value-type="float" table:style-name="ce37" office:value="420" office:value-type="float">
            <text:p>420</text:p>
          </table:table-cell>
          <table:table-cell ns41:value-type="float" table:style-name="ce40" office:value="11215" office:value-type="float">
            <text:p>1121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ddelie</text:p>
          </table:table-cell>
          <table:table-cell table:style-name="Default"/>
          <table:table-cell ns41:value-type="float" table:style-name="ce19" office:value="176" office:value-type="float">
            <text:p>17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45" office:value-type="float">
            <text:p>345</text:p>
          </table:table-cell>
          <table:table-cell ns41:value-type="float" table:style-name="ce31" office:value="368" office:value-type="float">
            <text:p>368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40" office:value="10452" office:value-type="float">
            <text:p>1045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dwoud</text:p>
          </table:table-cell>
          <table:table-cell table:style-name="Default"/>
          <table:table-cell ns41:value-type="float" table:style-name="ce19" office:value="215" office:value-type="float">
            <text:p>21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10"/>
          <table:table-cell ns41:value-type="float" table:style-name="TL Data" office:value="487" office:value-type="float">
            <text:p>487</text:p>
          </table:table-cell>
          <table:table-cell ns41:value-type="float" table:style-name="ce31" office:value="502" office:value-type="float">
            <text:p>502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40" office:value="10924" office:value-type="float">
            <text:p>1092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nnikendam</text:p>
          </table:table-cell>
          <table:table-cell table:style-name="Default"/>
          <table:table-cell ns41:value-type="float" table:style-name="ce19" office:value="626" office:value-type="float">
            <text:p>62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ce31" office:value="1379" office:value-type="float">
            <text:p>1379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40" office:value="10983" office:value-type="float">
            <text:p>1098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uiden</text:p>
          </table:table-cell>
          <table:table-cell table:style-name="Default"/>
          <table:table-cell ns41:value-type="float" table:style-name="ce19" office:value="434" office:value-type="float">
            <text:p>43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ce31" office:value="1022" office:value-type="float">
            <text:p>1022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40" office:value="10958" office:value-type="float">
            <text:p>1095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aarden</text:p>
          </table:table-cell>
          <table:table-cell table:style-name="Default"/>
          <table:table-cell ns41:value-type="float" table:style-name="ce19" office:value="586" office:value-type="float">
            <text:p>58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ce31" office:value="1529" office:value-type="float">
            <text:p>1529</text:p>
          </table:table-cell>
          <table:table-cell ns41:value-type="float" table:style-name="ce37" office:value="425" office:value-type="float">
            <text:p>425</text:p>
          </table:table-cell>
          <table:table-cell ns41:value-type="float" table:style-name="ce40" office:value="10187" office:value-type="float">
            <text:p>1018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ederhorst den Berg</text:p>
          </table:table-cell>
          <table:table-cell table:style-name="Default"/>
          <table:table-cell ns41:value-type="float" table:style-name="ce19" office:value="267" office:value-type="float">
            <text:p>26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605" office:value-type="float">
            <text:p>605</text:p>
          </table:table-cell>
          <table:table-cell ns41:value-type="float" table:style-name="ce31" office:value="581" office:value-type="float">
            <text:p>581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40" office:value="10715" office:value-type="float">
            <text:p>1071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bbixwoud</text:p>
          </table:table-cell>
          <table:table-cell table:style-name="Default"/>
          <table:table-cell ns41:value-type="float" table:style-name="ce19" office:value="231" office:value-type="float">
            <text:p>23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9"/>
          <table:table-cell ns41:value-type="float" table:style-name="TL Data" office:value="531" office:value-type="float">
            <text:p>531</text:p>
          </table:table-cell>
          <table:table-cell ns41:value-type="float" table:style-name="ce31" office:value="550" office:value-type="float">
            <text:p>550</text:p>
          </table:table-cell>
          <table:table-cell ns41:value-type="float" table:style-name="ce37" office:value="427" office:value-type="float">
            <text:p>427</text:p>
          </table:table-cell>
          <table:table-cell ns41:value-type="float" table:style-name="ce40" office:value="10091" office:value-type="float">
            <text:p>1009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ndam</text:p>
          </table:table-cell>
          <table:table-cell table:style-name="Default"/>
          <table:table-cell ns41:value-type="float" table:style-name="ce19" office:value="255" office:value-type="float">
            <text:p>25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790" office:value-type="float">
            <text:p>790</text:p>
          </table:table-cell>
          <table:table-cell ns41:value-type="float" table:style-name="ce31" office:value="803" office:value-type="float">
            <text:p>803</text:p>
          </table:table-cell>
          <table:table-cell ns41:value-type="float" table:style-name="ce37" office:value="1120" office:value-type="float">
            <text:p>1120</text:p>
          </table:table-cell>
          <table:table-cell ns41:value-type="float" table:style-name="ce40" office:value="10177" office:value-type="float">
            <text:p>1017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euwe-Niedorp</text:p>
          </table:table-cell>
          <table:table-cell table:style-name="Default"/>
          <table:table-cell ns41:value-type="float" table:style-name="ce19" office:value="379" office:value-type="float">
            <text:p>37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office:value="774" table:style-name="TL Data" table:number-columns-repeated="2" office:value-type="float">
            <text:p>7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31" office:value="781" office:value-type="float">
            <text:p>781</text:p>
          </table:table-cell>
          <table:table-cell ns41:value-type="float" table:style-name="ce37" office:value="428" office:value-type="float">
            <text:p>428</text:p>
          </table:table-cell>
          <table:table-cell ns41:value-type="float" table:style-name="ce40" office:value="10073" office:value-type="float">
            <text:p>100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oord-Scharwoude</text:p>
          </table:table-cell>
          <table:table-cell table:style-name="Default"/>
          <table:table-cell ns41:value-type="float" table:style-name="ce19" office:value="238" office:value-type="float">
            <text:p>23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500" office:value-type="float">
            <text:p>500</text:p>
          </table:table-cell>
          <table:table-cell ns41:value-type="float" table:style-name="ce31" office:value="496" office:value-type="float">
            <text:p>496</text:p>
          </table:table-cell>
          <table:table-cell ns41:value-type="float" table:style-name="ce37" office:value="1124" office:value-type="float">
            <text:p>1124</text:p>
          </table:table-cell>
          <table:table-cell ns41:value-type="float" table:style-name="ce40" office:value="10075" office:value-type="float">
            <text:p>10075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bdam</text:p>
          </table:table-cell>
          <table:table-cell table:style-name="Default"/>
          <table:table-cell ns41:value-type="float" table:style-name="ce19" office:value="217" office:value-type="float">
            <text:p>21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476" office:value-type="float">
            <text:p>476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40" office:value="11338" office:value-type="float">
            <text:p>1133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sthuizen</text:p>
          </table:table-cell>
          <table:table-cell table:style-name="Default"/>
          <table:table-cell ns41:value-type="float" table:style-name="ce19" office:value="264" office:value-type="float">
            <text:p>26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654" office:value-type="float">
            <text:p>654</text:p>
          </table:table-cell>
          <table:table-cell ns41:value-type="float" table:style-name="ce31" office:value="653" office:value-type="float">
            <text:p>653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40" office:value="11121" office:value-type="float">
            <text:p>1112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stzaan</text:p>
          </table:table-cell>
          <table:table-cell table:style-name="Default"/>
          <table:table-cell ns41:value-type="float" table:style-name="ce19" office:value="590" office:value-type="float">
            <text:p>59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ce31" office:value="1382" office:value-type="float">
            <text:p>1382</text:p>
          </table:table-cell>
          <table:table-cell ns41:value-type="float" table:style-name="ce37" office:value="431" office:value-type="float">
            <text:p>431</text:p>
          </table:table-cell>
          <table:table-cell ns41:value-type="float" table:style-name="ce40" office:value="11303" office:value-type="float">
            <text:p>1130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p meer</text:p>
          </table:table-cell>
          <table:table-cell table:style-name="Default"/>
          <table:table-cell ns41:value-type="float" table:style-name="ce19" office:value="96" office:value-type="float">
            <text:p>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230" office:value-type="float">
            <text:p>230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40" office:value="10609" office:value-type="float">
            <text:p>1060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4" office:value-type="float">
            <text:p>54</text:p>
          </table:table-cell>
          <table:table-cell ns41:value-type="float" table:style-name="ce40" office:value="55" office:value-type="float">
            <text:p>55</text:p>
          </table:table-cell>
          <table:table-cell ns41:value-type="float" table:style-name="ce66" office:value="260469" office:value-type="float">
            <text:p>26046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pperdoes</text:p>
          </table:table-cell>
          <table:table-cell table:style-name="Default"/>
          <table:table-cell ns41:value-type="float" table:style-name="ce19" office:value="193" office:value-type="float">
            <text:p>19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06" office:value-type="float">
            <text:p>406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40" office:value="10523" office:value-type="float">
            <text:p>1052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terleek</text:p>
          </table:table-cell>
          <table:table-cell table:style-name="Default"/>
          <table:table-cell ns41:value-type="float" table:style-name="ce19" office:value="184" office:value-type="float">
            <text:p>18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58" office:value-type="float">
            <text:p>358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40" office:value="10133" office:value-type="float">
            <text:p>1013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ndijk</text:p>
          </table:table-cell>
          <table:table-cell table:style-name="Default"/>
          <table:table-cell ns41:value-type="float" table:style-name="ce19" office:value="149" office:value-type="float">
            <text:p>14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98" office:value-type="float">
            <text:p>298</text:p>
          </table:table-cell>
          <table:table-cell ns41:value-type="float" table:style-name="ce31" office:value="296" office:value-type="float">
            <text:p>296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40" office:value="11090" office:value-type="float">
            <text:p>1109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-Niedorp</text:p>
          </table:table-cell>
          <table:table-cell table:style-name="Default"/>
          <table:table-cell ns41:value-type="float" table:style-name="ce19" office:value="230" office:value-type="float">
            <text:p>23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606" office:value-type="float">
            <text:p>606</text:p>
          </table:table-cell>
          <table:table-cell ns41:value-type="float" table:style-name="ce31" office:value="558" office:value-type="float">
            <text:p>558</text:p>
          </table:table-cell>
          <table:table-cell ns41:value-type="float" table:style-name="ce37" office:value="436" office:value-type="float">
            <text:p>436</text:p>
          </table:table-cell>
          <table:table-cell ns41:value-type="float" table:style-name="ce40" office:value="10896" office:value-type="float">
            <text:p>1089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r-Amstel</text:p>
          </table:table-cell>
          <table:table-cell table:style-name="Default"/>
          <table:table-cell ns41:value-type="float" table:style-name="ce19" office:value="570" office:value-type="float">
            <text:p>57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404" office:value-type="float">
            <text:p>1404</text:p>
          </table:table-cell>
          <table:table-cell ns41:value-type="float" table:style-name="ce31" office:value="1344" office:value-type="float">
            <text:p>1344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40" office:value="10998" office:value-type="float">
            <text:p>1099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karspel</text:p>
          </table:table-cell>
          <table:table-cell table:style-name="Default"/>
          <table:table-cell ns41:value-type="float" table:style-name="ce19" office:value="274" office:value-type="float">
            <text:p>27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737" office:value-type="float">
            <text:p>737</text:p>
          </table:table-cell>
          <table:table-cell ns41:value-type="float" table:style-name="ce31" office:value="726" office:value-type="float">
            <text:p>726</text:p>
          </table:table-cell>
          <table:table-cell ns41:value-type="float" table:style-name="ce37" office:value="1146" office:value-type="float">
            <text:p>1146</text:p>
          </table:table-cell>
          <table:table-cell ns41:value-type="float" table:style-name="ce40" office:value="11051" office:value-type="float">
            <text:p>1105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orp</text:p>
          </table:table-cell>
          <table:table-cell table:style-name="Default"/>
          <table:table-cell ns41:value-type="float" table:style-name="ce19" office:value="139" office:value-type="float">
            <text:p>13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66" office:value-type="float">
            <text:p>366</text:p>
          </table:table-cell>
          <table:table-cell ns41:value-type="float" table:style-name="ce31" office:value="356" office:value-type="float">
            <text:p>356</text:p>
          </table:table-cell>
          <table:table-cell ns41:value-type="float" table:style-name="ce37" office:value="438" office:value-type="float">
            <text:p>438</text:p>
          </table:table-cell>
          <table:table-cell ns41:value-type="float" table:style-name="ce40" office:value="10363" office:value-type="float">
            <text:p>1036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. Pancras</text:p>
          </table:table-cell>
          <table:table-cell table:style-name="Default"/>
          <table:table-cell ns41:value-type="float" table:style-name="ce19" office:value="99" office:value-type="float">
            <text:p>9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79" office:value-type="float">
            <text:p>279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37" office:value="446" office:value-type="float">
            <text:p>446</text:p>
          </table:table-cell>
          <table:table-cell ns41:value-type="float" table:style-name="ce40" office:value="10513" office:value-type="float">
            <text:p>1051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etten</text:p>
          </table:table-cell>
          <table:table-cell table:style-name="Default"/>
          <table:table-cell ns41:value-type="float" table:style-name="ce19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94" office:value-type="float">
            <text:p>194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7" office:value="1153" office:value-type="float">
            <text:p>1153</text:p>
          </table:table-cell>
          <table:table-cell ns41:value-type="float" table:style-name="ce40" office:value="11057" office:value-type="float">
            <text:p>1105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urmerend</text:p>
          </table:table-cell>
          <table:table-cell table:style-name="Default"/>
          <table:table-cell ns41:value-type="float" table:style-name="ce19" office:value="1273" office:value-type="float">
            <text:p>1273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ce31" office:value="2912" office:value-type="float">
            <text:p>2912</text:p>
          </table:table-cell>
          <table:table-cell ns41:value-type="float" table:style-name="ce37" office:value="439" office:value-type="float">
            <text:p>439</text:p>
          </table:table-cell>
          <table:table-cell ns41:value-type="float" table:style-name="ce40" office:value="11066" office:value-type="float">
            <text:p>11066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ansdorp</text:p>
          </table:table-cell>
          <table:table-cell table:style-name="Default"/>
          <table:table-cell ns41:value-type="float" table:style-name="ce19" office:value="382" office:value-type="float">
            <text:p>38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31" office:value="833" office:value-type="float">
            <text:p>833</text:p>
          </table:table-cell>
          <table:table-cell ns41:value-type="float" table:style-name="ce37" office:value="1157" office:value-type="float">
            <text:p>1157</text:p>
          </table:table-cell>
          <table:table-cell ns41:value-type="float" table:style-name="ce40" office:value="10789" office:value-type="float">
            <text:p>1078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 Rijp</text:p>
          </table:table-cell>
          <table:table-cell table:style-name="Default"/>
          <table:table-cell ns41:value-type="float" table:style-name="ce19" office:value="359" office:value-type="float">
            <text:p>35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ce31" office:value="905" office:value-type="float">
            <text:p>905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40" office:value="11417" office:value-type="float">
            <text:p>1141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agen</text:p>
          </table:table-cell>
          <table:table-cell table:style-name="Default"/>
          <table:table-cell ns41:value-type="float" table:style-name="ce19" office:value="723" office:value-type="float">
            <text:p>72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ce31" office:value="1622" office:value-type="float">
            <text:p>1622</text:p>
          </table:table-cell>
          <table:table-cell ns41:value-type="float" table:style-name="ce37" office:value="441" office:value-type="float">
            <text:p>441</text:p>
          </table:table-cell>
          <table:table-cell ns41:value-type="float" table:style-name="ce40" office:value="10511" office:value-type="float">
            <text:p>1051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ellinkhout</text:p>
          </table:table-cell>
          <table:table-cell table:style-name="Default"/>
          <table:table-cell ns41:value-type="float" table:style-name="ce19" office:value="121" office:value-type="float">
            <text:p>12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259" office:value-type="float">
            <text:p>259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7" office:value="442" office:value-type="float">
            <text:p>442</text:p>
          </table:table-cell>
          <table:table-cell ns41:value-type="float" table:style-name="ce40" office:value="10772" office:value-type="float">
            <text:p>1077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ermerhorn</text:p>
          </table:table-cell>
          <table:table-cell table:style-name="Default"/>
          <table:table-cell ns41:value-type="float" table:style-name="ce19" office:value="302" office:value-type="float">
            <text:p>30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595" office:value-type="float">
            <text:p>595</text:p>
          </table:table-cell>
          <table:table-cell ns41:value-type="float" table:style-name="ce31" office:value="599" office:value-type="float">
            <text:p>599</text:p>
          </table:table-cell>
          <table:table-cell ns41:value-type="float" table:style-name="ce37" office:value="443" office:value-type="float">
            <text:p>443</text:p>
          </table:table-cell>
          <table:table-cell ns41:value-type="float" table:style-name="ce40" office:value="10308" office:value-type="float">
            <text:p>1030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oorl</text:p>
          </table:table-cell>
          <table:table-cell table:style-name="Default"/>
          <table:table-cell ns41:value-type="float" table:style-name="ce19" office:value="291" office:value-type="float">
            <text:p>29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697" office:value-type="float">
            <text:p>697</text:p>
          </table:table-cell>
          <table:table-cell ns41:value-type="float" table:style-name="ce31" office:value="685" office:value-type="float">
            <text:p>685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40" office:value="10627" office:value-type="float">
            <text:p>1062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oten</text:p>
          </table:table-cell>
          <table:table-cell table:style-name="Default"/>
          <table:table-cell ns41:value-type="float" table:style-name="ce19" office:value="116" office:value-type="float">
            <text:p>11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288" office:value-type="float">
            <text:p>288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7" office:value="1173" office:value-type="float">
            <text:p>1173</text:p>
          </table:table-cell>
          <table:table-cell ns41:value-type="float" table:style-name="ce40" office:value="10382" office:value-type="float">
            <text:p>1038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loten</text:p>
          </table:table-cell>
          <table:table-cell table:style-name="Default"/>
          <table:table-cell ns41:value-type="float" table:style-name="ce19" office:value="1223" office:value-type="float">
            <text:p>1223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3708" office:value-type="float">
            <text:p>3708</text:p>
          </table:table-cell>
          <table:table-cell ns41:value-type="float" table:style-name="TL Data" office:value="3527" office:value-type="float">
            <text:p>35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33" office:value-type="float">
            <text:p>3733</text:p>
          </table:table-cell>
          <table:table-cell ns41:value-type="float" table:style-name="ce31" office:value="3580" office:value-type="float">
            <text:p>3580</text:p>
          </table:table-cell>
          <table:table-cell ns41:value-type="float" table:style-name="ce37" office:value="1181" office:value-type="float">
            <text:p>1181</text:p>
          </table:table-cell>
          <table:table-cell ns41:value-type="float" table:style-name="ce40" office:value="10148" office:value-type="float">
            <text:p>10148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paarndam</text:p>
          </table:table-cell>
          <table:table-cell table:style-name="Default"/>
          <table:table-cell ns41:value-type="float" table:style-name="ce19" office:value="170" office:value-type="float">
            <text:p>17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18" office:value-type="float">
            <text:p>418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7" office:value="1185" office:value-type="float">
            <text:p>1185</text:p>
          </table:table-cell>
          <table:table-cell ns41:value-type="float" table:style-name="ce40" office:value="10192" office:value-type="float">
            <text:p>1019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panbroek</text:p>
          </table:table-cell>
          <table:table-cell table:style-name="Default"/>
          <table:table-cell ns41:value-type="float" table:style-name="ce19" office:value="304" office:value-type="float">
            <text:p>30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48" office:value-type="float">
            <text:p>748</text:p>
          </table:table-cell>
          <table:table-cell ns41:value-type="float" table:style-name="ce31" office:value="735" office:value-type="float">
            <text:p>735</text:p>
          </table:table-cell>
          <table:table-cell ns41:value-type="float" table:style-name="ce37" office:value="1186" office:value-type="float">
            <text:p>1186</text:p>
          </table:table-cell>
          <table:table-cell ns41:value-type="float" table:style-name="ce40" office:value="10063" office:value-type="float">
            <text:p>1006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ijbeeaspel</text:p>
          </table:table-cell>
          <table:table-cell table:style-name="Default"/>
          <table:table-cell ns41:value-type="float" table:style-name="ce19" office:value="243" office:value-type="float">
            <text:p>24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81" office:value-type="float">
            <text:p>581</text:p>
          </table:table-cell>
          <table:table-cell ns41:value-type="float" table:style-name="ce31" office:value="570" office:value-type="float">
            <text:p>570</text:p>
          </table:table-cell>
          <table:table-cell ns41:value-type="float" table:style-name="ce37" office:value="447" office:value-type="float">
            <text:p>447</text:p>
          </table:table-cell>
          <table:table-cell ns41:value-type="float" table:style-name="ce40" office:value="11167" office:value-type="float">
            <text:p>1116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erschelling</text:p>
          </table:table-cell>
          <table:table-cell table:style-name="Default"/>
          <table:table-cell ns41:value-type="float" table:style-name="ce19" office:value="692" office:value-type="float">
            <text:p>69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ce31" office:value="1907" office:value-type="float">
            <text:p>190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40" office:value="11210" office:value-type="float">
            <text:p>1121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exel</text:p>
          </table:table-cell>
          <table:table-cell table:style-name="Default"/>
          <table:table-cell ns41:value-type="float" table:style-name="ce19" office:value="1324" office:value-type="float">
            <text:p>1324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2882" office:value-type="float">
            <text:p>2882</text:p>
          </table:table-cell>
          <table:table-cell ns41:value-type="float" table:style-name="TL Data" office:value="2866" office:value-type="float">
            <text:p>286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36" office:value-type="float">
            <text:p>2936</text:p>
          </table:table-cell>
          <table:table-cell ns41:value-type="float" table:style-name="ce31" office:value="2942" office:value-type="float">
            <text:p>2942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40" office:value="10237" office:value-type="float">
            <text:p>10237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wisk</text:p>
          </table:table-cell>
          <table:table-cell table:style-name="Default"/>
          <table:table-cell ns41:value-type="float" table:style-name="ce19" office:value="161" office:value-type="float">
            <text:p>16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424" office:value-type="float">
            <text:p>424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40" office:value="10371" office:value-type="float">
            <text:p>1037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itgeest</text:p>
          </table:table-cell>
          <table:table-cell table:style-name="Default"/>
          <table:table-cell ns41:value-type="float" table:style-name="ce19" office:value="400" office:value-type="float">
            <text:p>400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ce31" office:value="1327" office:value-type="float">
            <text:p>1327</text:p>
          </table:table-cell>
          <table:table-cell ns41:value-type="float" table:style-name="ce37" office:value="450" office:value-type="float">
            <text:p>450</text:p>
          </table:table-cell>
          <table:table-cell ns41:value-type="float" table:style-name="ce40" office:value="11238" office:value-type="float">
            <text:p>1123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ithoorn</text:p>
          </table:table-cell>
          <table:table-cell table:style-name="Default"/>
          <table:table-cell ns41:value-type="float" table:style-name="ce19" office:value="454" office:value-type="float">
            <text:p>454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ce31" office:value="1121" office:value-type="float">
            <text:p>1121</text:p>
          </table:table-cell>
          <table:table-cell ns41:value-type="float" table:style-name="ce37" office:value="451" office:value-type="float">
            <text:p>451</text:p>
          </table:table-cell>
          <table:table-cell ns41:value-type="float" table:style-name="ce40" office:value="11206" office:value-type="float">
            <text:p>1120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rk</text:p>
          </table:table-cell>
          <table:table-cell table:style-name="Default"/>
          <table:table-cell ns41:value-type="float" table:style-name="ce19" office:value="483" office:value-type="float">
            <text:p>483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340" office:value-type="float">
            <text:p>1340</text:p>
          </table:table-cell>
          <table:table-cell ns41:value-type="float" table:style-name="ce31" office:value="1256" office:value-type="float">
            <text:p>1256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40" office:value="10783" office:value-type="float">
            <text:p>1078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rsem</text:p>
          </table:table-cell>
          <table:table-cell table:style-name="Default"/>
          <table:table-cell ns41:value-type="float" table:style-name="ce19" office:value="244" office:value-type="float">
            <text:p>24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586" office:value-type="float">
            <text:p>586</text:p>
          </table:table-cell>
          <table:table-cell ns41:value-type="float" table:style-name="ce31" office:value="645" office:value-type="float">
            <text:p>645</text:p>
          </table:table-cell>
          <table:table-cell ns41:value-type="float" table:style-name="ce37" office:value="452" office:value-type="float">
            <text:p>452</text:p>
          </table:table-cell>
          <table:table-cell ns41:value-type="float" table:style-name="ce40" office:value="10696" office:value-type="float">
            <text:p>1069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lsen</text:p>
          </table:table-cell>
          <table:table-cell table:style-name="Default"/>
          <table:table-cell ns41:value-type="float" table:style-name="ce19" office:value="1404" office:value-type="float">
            <text:p>140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3316" office:value-type="float">
            <text:p>3316</text:p>
          </table:table-cell>
          <table:table-cell ns41:value-type="float" table:style-name="TL Data" office:value="3317" office:value-type="float">
            <text:p>33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ce31" office:value="3368" office:value-type="float">
            <text:p>3368</text:p>
          </table:table-cell>
          <table:table-cell ns41:value-type="float" table:style-name="ce37" office:value="453" office:value-type="float">
            <text:p>453</text:p>
          </table:table-cell>
          <table:table-cell ns41:value-type="float" table:style-name="ce40" office:value="10620" office:value-type="float">
            <text:p>10620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nhuizen</text:p>
          </table:table-cell>
          <table:table-cell table:style-name="Default"/>
          <table:table-cell ns41:value-type="float" table:style-name="ce19" office:value="465" office:value-type="float">
            <text:p>46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960" office:value-type="float">
            <text:p>960</text:p>
          </table:table-cell>
          <table:table-cell ns41:value-type="float" table:style-name="ce31" office:value="971" office:value-type="float">
            <text:p>971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40" office:value="10433" office:value-type="float">
            <text:p>1043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ieland</text:p>
          </table:table-cell>
          <table:table-cell table:style-name="Default"/>
          <table:table-cell ns41:value-type="float" table:style-name="ce19" office:value="143" office:value-type="float">
            <text:p>14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ce31" office:value="357" office:value-type="float">
            <text:p>357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40" office:value="10211" office:value-type="float">
            <text:p>1021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rder</text:p>
          </table:table-cell>
          <table:table-cell table:style-name="Default"/>
          <table:table-cell ns41:value-type="float" table:style-name="ce19" office:value="139" office:value-type="float">
            <text:p>13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53" office:value-type="float">
            <text:p>253</text:p>
          </table:table-cell>
          <table:table-cell ns41:value-type="float" table:style-name="ce31" office:value="247" office:value-type="float">
            <text:p>247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40" office:value="11073" office:value-type="float">
            <text:p>1107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rmenhuizen</text:p>
          </table:table-cell>
          <table:table-cell table:style-name="Default"/>
          <table:table-cell ns41:value-type="float" table:style-name="ce19" office:value="320" office:value-type="float">
            <text:p>32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698" office:value-type="float">
            <text:p>698</text:p>
          </table:table-cell>
          <table:table-cell ns41:value-type="float" table:style-name="ce31" office:value="656" office:value-type="float">
            <text:p>656</text:p>
          </table:table-cell>
          <table:table-cell ns41:value-type="float" table:style-name="ce37" office:value="456" office:value-type="float">
            <text:p>456</text:p>
          </table:table-cell>
          <table:table-cell ns41:value-type="float" table:style-name="ce40" office:value="10221" office:value-type="float">
            <text:p>1022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tergraafsmeer</text:p>
          </table:table-cell>
          <table:table-cell table:style-name="Default"/>
          <table:table-cell ns41:value-type="float" table:style-name="ce19" office:value="366" office:value-type="float">
            <text:p>36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ce31" office:value="1189" office:value-type="float">
            <text:p>1189</text:p>
          </table:table-cell>
          <table:table-cell ns41:value-type="float" table:style-name="ce37" office:value="1219" office:value-type="float">
            <text:p>1219</text:p>
          </table:table-cell>
          <table:table-cell ns41:value-type="float" table:style-name="ce40" office:value="11122" office:value-type="float">
            <text:p>11122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esp</text:p>
          </table:table-cell>
          <table:table-cell table:style-name="Default"/>
          <table:table-cell ns41:value-type="float" table:style-name="ce19" office:value="1045" office:value-type="float">
            <text:p>1045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ce31" office:value="2801" office:value-type="float">
            <text:p>2801</text:p>
          </table:table-cell>
          <table:table-cell ns41:value-type="float" table:style-name="ce37" office:value="457" office:value-type="float">
            <text:p>457</text:p>
          </table:table-cell>
          <table:table-cell ns41:value-type="float" table:style-name="ce40" office:value="10773" office:value-type="float">
            <text:p>10773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eperkarspel</text:p>
          </table:table-cell>
          <table:table-cell table:style-name="Default"/>
          <table:table-cell ns41:value-type="float" table:style-name="ce19" office:value="416" office:value-type="float">
            <text:p>41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187" office:value-type="float">
            <text:p>1187</text:p>
          </table:table-cell>
          <table:table-cell ns41:value-type="float" table:style-name="ce31" office:value="1093" office:value-type="float">
            <text:p>1093</text:p>
          </table:table-cell>
          <table:table-cell ns41:value-type="float" table:style-name="ce37" office:value="1221" office:value-type="float">
            <text:p>1221</text:p>
          </table:table-cell>
          <table:table-cell ns41:value-type="float" table:style-name="ce40" office:value="10377" office:value-type="float">
            <text:p>1037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rverschoof</text:p>
          </table:table-cell>
          <table:table-cell table:style-name="Default"/>
          <table:table-cell ns41:value-type="float" table:style-name="ce19" office:value="441" office:value-type="float">
            <text:p>441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ce31" office:value="1035" office:value-type="float">
            <text:p>1035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40" office:value="11270" office:value-type="float">
            <text:p>1127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woud</text:p>
          </table:table-cell>
          <table:table-cell table:style-name="Default"/>
          <table:table-cell ns41:value-type="float" table:style-name="ce19" office:value="194" office:value-type="float">
            <text:p>19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485" office:value-type="float">
            <text:p>485</text:p>
          </table:table-cell>
          <table:table-cell ns41:value-type="float" table:style-name="ce31" office:value="521" office:value-type="float">
            <text:p>521</text:p>
          </table:table-cell>
          <table:table-cell ns41:value-type="float" table:style-name="ce37" office:value="460" office:value-type="float">
            <text:p>460</text:p>
          </table:table-cell>
          <table:table-cell ns41:value-type="float" table:style-name="ce40" office:value="11101" office:value-type="float">
            <text:p>1110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zaan</text:p>
          </table:table-cell>
          <table:table-cell table:style-name="Default"/>
          <table:table-cell ns41:value-type="float" table:style-name="ce19" office:value="522" office:value-type="float">
            <text:p>52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ce31" office:value="1114" office:value-type="float">
            <text:p>1114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40" office:value="11381" office:value-type="float">
            <text:p>1138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eringen</text:p>
          </table:table-cell>
          <table:table-cell table:style-name="Default"/>
          <table:table-cell ns41:value-type="float" table:style-name="ce19" office:value="486" office:value-type="float">
            <text:p>48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296" office:value-type="float">
            <text:p>12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1328" office:value-type="float">
            <text:p>1328</text:p>
          </table:table-cell>
          <table:table-cell ns41:value-type="float" table:style-name="ce31" office:value="1314" office:value-type="float">
            <text:p>1314</text:p>
          </table:table-cell>
          <table:table-cell ns41:value-type="float" table:style-name="ce37" office:value="462" office:value-type="float">
            <text:p>462</text:p>
          </table:table-cell>
          <table:table-cell ns41:value-type="float" table:style-name="ce40" office:value="11277" office:value-type="float">
            <text:p>11277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eringerwaard</text:p>
          </table:table-cell>
          <table:table-cell table:style-name="Default"/>
          <table:table-cell ns41:value-type="float" table:style-name="ce19" office:value="295" office:value-type="float">
            <text:p>29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20" office:value-type="float">
            <text:p>620</text:p>
          </table:table-cell>
          <table:table-cell ns41:value-type="float" table:style-name="ce31" office:value="668" office:value-type="float">
            <text:p>668</text:p>
          </table:table-cell>
          <table:table-cell ns41:value-type="float" table:style-name="ce37" office:value="464" office:value-type="float">
            <text:p>464</text:p>
          </table:table-cell>
          <table:table-cell ns41:value-type="float" table:style-name="ce40" office:value="11164" office:value-type="float">
            <text:p>1116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nkel</text:p>
          </table:table-cell>
          <table:table-cell table:style-name="Default"/>
          <table:table-cell ns41:value-type="float" table:style-name="ce19" office:value="392" office:value-type="float">
            <text:p>39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ce31" office:value="913" office:value-type="float">
            <text:p>913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40" office:value="10923" office:value-type="float">
            <text:p>10923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gnum</text:p>
          </table:table-cell>
          <table:table-cell table:style-name="Default"/>
          <table:table-cell ns41:value-type="float" table:style-name="ce19" office:value="327" office:value-type="float">
            <text:p>32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849" office:value-type="float">
            <text:p>849</text:p>
          </table:table-cell>
          <table:table-cell ns41:value-type="float" table:style-name="ce31" office:value="886" office:value-type="float">
            <text:p>886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40" office:value="10818" office:value-type="float">
            <text:p>1081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rmer</text:p>
          </table:table-cell>
          <table:table-cell table:style-name="Default"/>
          <table:table-cell ns41:value-type="float" table:style-name="ce19" office:value="325" office:value-type="float">
            <text:p>32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901" office:value-type="float">
            <text:p>901</text:p>
          </table:table-cell>
          <table:table-cell ns41:value-type="float" table:style-name="ce31" office:value="847" office:value-type="float">
            <text:p>847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40" office:value="10648" office:value-type="float">
            <text:p>1064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rmerveer</text:p>
          </table:table-cell>
          <table:table-cell table:style-name="Default"/>
          <table:table-cell ns41:value-type="float" table:style-name="ce19" office:value="1079" office:value-type="float">
            <text:p>1079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2417" office:value-type="float">
            <text:p>2417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ce31" office:value="2522" office:value-type="float">
            <text:p>2522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40" office:value="10361" office:value-type="float">
            <text:p>1036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float" table:style-name="ce66" office:value="260470" office:value-type="float">
            <text:p>26047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denes</text:p>
          </table:table-cell>
          <table:table-cell table:style-name="Default"/>
          <table:table-cell ns41:value-type="float" table:style-name="ce19" office:value="186" office:value-type="float">
            <text:p>18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94" office:value-type="float">
            <text:p>394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7" office:value="469" office:value-type="float">
            <text:p>469</text:p>
          </table:table-cell>
          <table:table-cell ns41:value-type="float" table:style-name="ce40" office:value="10631" office:value-type="float">
            <text:p>1063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derwormer</text:p>
          </table:table-cell>
          <table:table-cell table:style-name="Default"/>
          <table:table-cell ns41:value-type="float" table:style-name="ce19" office:value="137" office:value-type="float">
            <text:p>13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10"/>
          <table:table-cell ns41:value-type="float" table:style-name="TL Data" office:value="360" office:value-type="float">
            <text:p>360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40" office:value="10434" office:value-type="float">
            <text:p>1043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k aan Zee en Duin</text:p>
          </table:table-cell>
          <table:table-cell table:style-name="Default"/>
          <table:table-cell ns41:value-type="float" table:style-name="ce19" office:value="364" office:value-type="float">
            <text:p>36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ce31" office:value="883" office:value-type="float">
            <text:p>883</text:p>
          </table:table-cell>
          <table:table-cell ns41:value-type="float" table:style-name="ce37" office:value="1229" office:value-type="float">
            <text:p>1229</text:p>
          </table:table-cell>
          <table:table-cell ns41:value-type="float" table:style-name="ce40" office:value="11366" office:value-type="float">
            <text:p>11366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9" office:value="3483" office:value-type="float">
            <text:p>3483</text:p>
          </table:table-cell>
          <table:table-cell ns41:value-type="float" table:style-name="TL Data" office:value="3238" office:value-type="float">
            <text:p>3238</text:p>
          </table:table-cell>
          <table:table-cell ns41:value-type="float" table:style-name="TL Data" office:value="2826" office:value-type="float">
            <text:p>282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137" office:value-type="float">
            <text:p>4137</text:p>
          </table:table-cell>
          <table:table-cell ns41:value-type="float" table:style-name="TL Data" office:value="3686" office:value-type="float">
            <text:p>368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7447" office:value-type="float">
            <text:p>7447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66" office:value-type="float">
            <text:p>7566</text:p>
          </table:table-cell>
          <table:table-cell ns41:value-type="float" table:style-name="ce31" office:value="7716" office:value-type="float">
            <text:p>7716</text:p>
          </table:table-cell>
          <table:table-cell ns41:value-type="float" table:style-name="ce37" office:value="471" office:value-type="float">
            <text:p>471</text:p>
          </table:table-cell>
          <table:table-cell ns41:value-type="float" table:style-name="ce40" office:value="11044" office:value-type="float">
            <text:p>11044</text:p>
          </table:table-cell>
          <table:table-cell ns41:value-type="float" table:style-name="ce40" office:value="3" office:value-type="float">
            <text:p>3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aandijk</text:p>
          </table:table-cell>
          <table:table-cell table:style-name="Default"/>
          <table:table-cell ns41:value-type="float" table:style-name="ce19" office:value="574" office:value-type="float">
            <text:p>57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ce31" office:value="1199" office:value-type="float">
            <text:p>1199</text:p>
          </table:table-cell>
          <table:table-cell ns41:value-type="float" table:style-name="ce37" office:value="472" office:value-type="float">
            <text:p>472</text:p>
          </table:table-cell>
          <table:table-cell ns41:value-type="float" table:style-name="ce40" office:value="11404" office:value-type="float">
            <text:p>1140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andvoort</text:p>
          </table:table-cell>
          <table:table-cell table:style-name="Default"/>
          <table:table-cell ns41:value-type="float" table:style-name="ce19" office:value="551" office:value-type="float">
            <text:p>55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ce31" office:value="1311" office:value-type="float">
            <text:p>1311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40" office:value="10910" office:value-type="float">
            <text:p>1091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d- en Noord-Schermer</text:p>
          </table:table-cell>
          <table:table-cell table:style-name="Default"/>
          <table:table-cell ns41:value-type="float" table:style-name="ce19" office:value="243" office:value-type="float">
            <text:p>24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97" office:value-type="float">
            <text:p>597</text:p>
          </table:table-cell>
          <table:table-cell ns41:value-type="float" table:style-name="ce31" office:value="568" office:value-type="float">
            <text:p>568</text:p>
          </table:table-cell>
          <table:table-cell ns41:value-type="float" table:style-name="ce37" office:value="474" office:value-type="float">
            <text:p>474</text:p>
          </table:table-cell>
          <table:table-cell ns41:value-type="float" table:style-name="ce40" office:value="11311" office:value-type="float">
            <text:p>1131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d-Scharwoude</text:p>
          </table:table-cell>
          <table:table-cell table:style-name="Default"/>
          <table:table-cell ns41:value-type="float" table:style-name="ce19" office:value="317" office:value-type="float">
            <text:p>31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ce31" office:value="685" office:value-type="float">
            <text:p>685</text:p>
          </table:table-cell>
          <table:table-cell ns41:value-type="float" table:style-name="ce37" office:value="1238" office:value-type="float">
            <text:p>1238</text:p>
          </table:table-cell>
          <table:table-cell ns41:value-type="float" table:style-name="ce40" office:value="10159" office:value-type="float">
            <text:p>10159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waag</text:p>
          </table:table-cell>
          <table:table-cell table:style-name="Default"/>
          <table:table-cell ns41:value-type="float" table:style-name="ce19" office:value="223" office:value-type="float">
            <text:p>22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570" office:value-type="float">
            <text:p>570</text:p>
          </table:table-cell>
          <table:table-cell ns41:value-type="float" table:style-name="ce31" office:value="560" office:value-type="float">
            <text:p>560</text:p>
          </table:table-cell>
          <table:table-cell ns41:value-type="float" table:style-name="ce37" office:value="475" office:value-type="float">
            <text:p>475</text:p>
          </table:table-cell>
          <table:table-cell ns41:value-type="float" table:style-name="ce40" office:value="10218" office:value-type="float">
            <text:p>10218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ijpe (De)</text:p>
          </table:table-cell>
          <table:table-cell table:style-name="Default"/>
          <table:table-cell ns41:value-type="float" table:style-name="ce19" office:value="1004" office:value-type="float">
            <text:p>1004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233" office:value-type="float">
            <text:p>2233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82" office:value-type="float">
            <text:p>2282</text:p>
          </table:table-cell>
          <table:table-cell ns41:value-type="float" table:style-name="ce31" office:value="2205" office:value-type="float">
            <text:p>220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40" office:value="10004" office:value-type="float">
            <text:p>10004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.</text:p>
          </table:table-cell>
          <table:table-cell table:style-name="Default"/>
          <table:table-cell ns41:value-type="float" table:style-name="ce70" office:value="67614" office:value-type="float">
            <text:p>67614</text:p>
          </table:table-cell>
          <table:table-cell ns41:value-type="float" table:style-name="Default" office:value="68046" office:value-type="float">
            <text:p>68046</text:p>
          </table:table-cell>
          <table:table-cell ns41:value-type="float" table:style-name="Default" office:value="60215" office:value-type="float">
            <text:p>60215</text:p>
          </table:table-cell>
          <table:table-cell ns41:value-type="float" table:style-name="Default" office:value="7831" office:value-type="float">
            <text:p>7831</text:p>
          </table:table-cell>
          <table:table-cell ns41:value-type="float" table:style-name="Default" office:value="84165" office:value-type="float">
            <text:p>84165</text:p>
          </table:table-cell>
          <table:table-cell ns41:value-type="float" table:style-name="Default" office:value="77176" office:value-type="float">
            <text:p>77176</text:p>
          </table:table-cell>
          <table:table-cell ns41:value-type="float" table:style-name="Default" office:value="5176" office:value-type="float">
            <text:p>5176</text:p>
          </table:table-cell>
          <table:table-cell ns41:value-type="float" table:style-name="Default" office:value="10318" office:value-type="float">
            <text:p>10318</text:p>
          </table:table-cell>
          <table:table-cell ns41:value-type="float" table:style-name="Default" office:value="7776" office:value-type="float">
            <text:p>7776</text:p>
          </table:table-cell>
          <table:table-cell ns41:value-type="float" table:style-name="Default" office:value="62756" office:value-type="float">
            <text:p>62756</text:p>
          </table:table-cell>
          <table:table-cell ns41:value-type="float" table:style-name="Default" office:value="157332" office:value-type="float">
            <text:p>157332</text:p>
          </table:table-cell>
          <table:table-cell ns41:value-type="float" table:style-name="Default" office:value="158081" office:value-type="float">
            <text:p>158081</text:p>
          </table:table-cell>
          <table:table-cell ns41:value-type="float" table:style-name="Default" office:value="1620" office:value-type="float">
            <text:p>1620</text:p>
          </table:table-cell>
          <table:table-cell ns41:value-type="float" table:style-name="Default" office:value="2508" office:value-type="float">
            <text:p>2508</text:p>
          </table:table-cell>
          <table:table-cell ns41:value-type="float" table:style-name="Default" office:value="315" office:value-type="float">
            <text:p>315</text:p>
          </table:table-cell>
          <table:table-cell ns41:value-type="float" table:style-name="Default" office:value="500" office:value-type="float">
            <text:p>500</text:p>
          </table:table-cell>
          <table:table-cell ns41:value-type="float" table:style-name="Default" office:value="34" office:value-type="float">
            <text:p>34</text:p>
          </table:table-cell>
          <table:table-cell ns41:value-type="float" table:style-name="Default" office:value="27" office:value-type="float">
            <text:p>27</text:p>
          </table:table-cell>
          <table:table-cell ns41:value-type="float" table:style-name="Default" office:value="2672" office:value-type="float">
            <text:p>2672</text:p>
          </table:table-cell>
          <table:table-cell ns41:value-type="float" table:style-name="Default" office:value="1591" office:value-type="float">
            <text:p>1591</text:p>
          </table:table-cell>
          <table:table-cell ns41:value-type="float" table:style-name="Default" office:value="3021" office:value-type="float">
            <text:p>3021</text:p>
          </table:table-cell>
          <table:table-cell ns41:value-type="float" table:style-name="Default" office:value="2118" office:value-type="float">
            <text:p>2118</text:p>
          </table:table-cell>
          <table:table-cell ns41:value-type="float" table:style-name="Default" office:value="161624" office:value-type="float">
            <text:p>161624</text:p>
          </table:table-cell>
          <table:table-cell ns41:value-type="float" table:style-name="ce69" office:value="162180" office:value-type="float">
            <text:p>162180</text:p>
          </table:table-cell>
          <table:table-cell table:style-name="ce37"/>
          <table:table-cell table:style-name="ce40" table:number-columns-repeated="2"/>
          <table:table-cell ns41:value-type="string" table:style-name="ce45" office:value-type="string">
            <text:p>NH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0" office:value-type="string">
            <text:p>08_H2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66" office:value="260471" office:value-type="float">
            <text:p>260471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ns41:value-type="float" table:style-name="ce20" office:value="115625" office:value-type="float">
            <text:p>115625</text:p>
          </table:table-cell>
          <table:table-cell ns41:value-type="float" table:style-name="ce26" office:value="172212" office:value-type="float">
            <text:p>172212</text:p>
          </table:table-cell>
          <table:table-cell ns41:value-type="float" table:style-name="ce26" office:value="148065" office:value-type="float">
            <text:p>148065</text:p>
          </table:table-cell>
          <table:table-cell ns41:value-type="float" table:style-name="ce26" office:value="24147" office:value-type="float">
            <text:p>24147</text:p>
          </table:table-cell>
          <table:table-cell ns41:value-type="float" table:style-name="ce26" office:value="205076" office:value-type="float">
            <text:p>205076</text:p>
          </table:table-cell>
          <table:table-cell ns41:value-type="float" table:style-name="ce26" office:value="196899" office:value-type="float">
            <text:p>196899</text:p>
          </table:table-cell>
          <table:table-cell ns41:value-type="float" table:style-name="ce26" office:value="7451" office:value-type="float">
            <text:p>7451</text:p>
          </table:table-cell>
          <table:table-cell ns41:value-type="float" table:style-name="ce26" office:value="30606" office:value-type="float">
            <text:p>30606</text:p>
          </table:table-cell>
          <table:table-cell ns41:value-type="float" table:style-name="ce26" office:value="24173" office:value-type="float">
            <text:p>24173</text:p>
          </table:table-cell>
          <table:table-cell ns41:value-type="float" table:style-name="ce26" office:value="162434" office:value-type="float">
            <text:p>162434</text:p>
          </table:table-cell>
          <table:table-cell ns41:value-type="float" table:style-name="ce26" office:value="384765" office:value-type="float">
            <text:p>384765</text:p>
          </table:table-cell>
          <table:table-cell ns41:value-type="float" table:style-name="ce26" office:value="414086" office:value-type="float">
            <text:p>414086</text:p>
          </table:table-cell>
          <table:table-cell ns41:value-type="float" table:style-name="ce26" office:value="5680" office:value-type="float">
            <text:p>5680</text:p>
          </table:table-cell>
          <table:table-cell ns41:value-type="float" table:style-name="ce26" office:value="8553" office:value-type="float">
            <text:p>8553</text:p>
          </table:table-cell>
          <table:table-cell ns41:value-type="float" table:style-name="ce26" office:value="1051" office:value-type="float">
            <text:p>1051</text:p>
          </table:table-cell>
          <table:table-cell ns41:value-type="float" table:style-name="ce26" office:value="1700" office:value-type="float">
            <text:p>1700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301" office:value-type="float">
            <text:p>301</text:p>
          </table:table-cell>
          <table:table-cell ns41:value-type="float" table:style-name="ce26" office:value="10186" office:value-type="float">
            <text:p>10186</text:p>
          </table:table-cell>
          <table:table-cell ns41:value-type="float" table:style-name="ce26" office:value="6219" office:value-type="float">
            <text:p>6219</text:p>
          </table:table-cell>
          <table:table-cell ns41:value-type="float" table:style-name="ce26" office:value="11330" office:value-type="float">
            <text:p>11330</text:p>
          </table:table-cell>
          <table:table-cell ns41:value-type="float" table:style-name="ce26" office:value="8220" office:value-type="float">
            <text:p>8220</text:p>
          </table:table-cell>
          <table:table-cell ns41:value-type="float" table:style-name="ce26" office:value="400631" office:value-type="float">
            <text:p>400631</text:p>
          </table:table-cell>
          <table:table-cell ns41:value-type="float" table:style-name="ce32" office:value="428858" office:value-type="float">
            <text:p>428858</text:p>
          </table:table-cell>
          <table:table-cell table:style-name="ce38"/>
          <table:table-cell table:style-name="ce41" table:number-columns-repeated="2"/>
          <table:table-cell ns41:value-type="string" table:style-name="ce46" office:value-type="string">
            <text:p>NH</text:p>
          </table:table-cell>
          <table:table-cell ns41:value-type="string" table:style-name="ce38" office:value-type="string">
            <text:p>VT_1889</text:p>
          </table:table-cell>
          <table:table-cell ns41:value-type="string" table:style-name="ce41" office:value-type="string">
            <text:p>08_H2</text:p>
          </table:table-cell>
          <table:table-cell ns41:value-type="float" table:style-name="ce41" office:value="58" office:value-type="float">
            <text:p>58</text:p>
          </table:table-cell>
          <table:table-cell ns41:value-type="float" table:style-name="ce41" office:value="59" office:value-type="float">
            <text:p>59</text:p>
          </table:table-cell>
          <table:table-cell ns41:value-type="float" table:style-name="ce68" office:value="260471" office:value-type="float">
            <text:p>260471</text:p>
          </table:table-cell>
          <table:table-cell table:number-columns-repeated="989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5:48</dc:date>
    <meta:document-statistic meta:object-count="0" meta:cell-count="3992" meta:table-count="1"/>
    <meta:generator>ODFPY/1.3.0dev</meta:generator>
  </office:meta>
</office:document-meta>
</file>